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41A000003068A325CE0F0F199C5.png" manifest:media-type="image/png"/>
  <manifest:file-entry manifest:full-path="Pictures/100000000000041A00000306FF7F18A6EAB3E29A.png" manifest:media-type="image/png"/>
  <manifest:file-entry manifest:full-path="Pictures/10000000000002D800000550B1005F8BBA198052.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11A0000007AFBF316EBC6587EFD.png" manifest:media-type="image/png"/>
  <manifest:file-entry manifest:full-path="Pictures/10000000000000A4000000B90EE52E435127C582.png" manifest:media-type="image/png"/>
  <manifest:file-entry manifest:full-path="Pictures/100000000000034F0000028F14441A55C18E122F.png" manifest:media-type="image/png"/>
  <manifest:file-entry manifest:full-path="Pictures/100000000000040500000317C13C151052C9479B.png" manifest:media-type="image/png"/>
  <manifest:file-entry manifest:full-path="Pictures/100000000000032800000305866072945E750C84.png" manifest:media-type="image/png"/>
  <manifest:file-entry manifest:full-path="Pictures/10000000000002EE000001187EBB84C216F3FF3A.png" manifest:media-type="image/png"/>
  <manifest:file-entry manifest:full-path="Pictures/1000000000000159000000A2A1A191BE71948E94.png" manifest:media-type="image/png"/>
  <manifest:file-entry manifest:full-path="Pictures/1000000000000341000002963242195D164C98DE.png" manifest:media-type="image/png"/>
  <manifest:file-entry manifest:full-path="Pictures/100000000000022E000001B1D5C2326EBE52C00F.png" manifest:media-type="image/png"/>
  <manifest:file-entry manifest:full-path="Pictures/1000020100000256000001D9E7B148744C941817.png" manifest:media-type="image/png"/>
  <manifest:file-entry manifest:full-path="Pictures/10000000000004450000031BFC5E1E0323EAE059.png" manifest:media-type="image/png"/>
  <manifest:file-entry manifest:full-path="Pictures/10000000000000E9000000E9690CCB391A7F5A68.png" manifest:media-type="image/png"/>
  <manifest:file-entry manifest:full-path="Pictures/100000000000012C000001053693E5CFC142FA3E.png" manifest:media-type="image/png"/>
  <manifest:file-entry manifest:full-path="Pictures/100000000000001C0000001AF2D04888A2D09E2E.png" manifest:media-type="image/png"/>
  <manifest:file-entry manifest:full-path="Pictures/1000000000000260000001B18C9A7C778C1283D5.png" manifest:media-type="image/png"/>
  <manifest:file-entry manifest:full-path="Pictures/1000000000000321000000266B110DAB07D4471F.png" manifest:media-type="image/png"/>
  <manifest:file-entry manifest:full-path="Pictures/1000020100000030000000300BDD87B93422B77A.png" manifest:media-type="image/png"/>
  <manifest:file-entry manifest:full-path="Pictures/100012CE000004F6000004F6C4D921C0DCBB4462.svg" manifest:media-type="image/svg+xml"/>
  <manifest:file-entry manifest:full-path="Pictures/10000000000000E9000000A51DF262721729AC6B.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3C3000034EB000034EBA9AAE4CFD71D6487.svg" manifest:media-type="image/svg+xml"/>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0E900000087F5F6065DC296E6F2.png" manifest:media-type="image/png"/>
  <manifest:file-entry manifest:full-path="Pictures/10000000000000D1000000340590DA92C7053A33.png" manifest:media-type="image/png"/>
  <manifest:file-entry manifest:full-path="Pictures/100000000000002900000080C3F269BDE0ACDEEC.png" manifest:media-type="image/png"/>
  <manifest:file-entry manifest:full-path="Pictures/100000000000014B00000021B55BAA033DAB519C.png" manifest:media-type="image/png"/>
  <manifest:file-entry manifest:full-path="Pictures/1000020100000200000002000D7754EC975B67F6.png" manifest:media-type="image/png"/>
  <manifest:file-entry manifest:full-path="Pictures/10000000000003000000011A216689BFF96137C8.png" manifest:media-type="image/png"/>
  <manifest:file-entry manifest:full-path="Pictures/10000000000003D7000003068649AFF549CCD02D.png" manifest:media-type="image/png"/>
  <manifest:file-entry manifest:full-path="Pictures/10000000000000E9000000A566111D62F4F4EF33.png" manifest:media-type="image/png"/>
  <manifest:file-entry manifest:full-path="Pictures/100000000000036C00000137048E5D8907A44425.png" manifest:media-type="image/png"/>
  <manifest:file-entry manifest:full-path="Pictures/10000000000003D700000306B94C3D44CE5A7B2F.png" manifest:media-type="image/png"/>
  <manifest:file-entry manifest:full-path="Pictures/100002010000020000000200803F40C52C7ECC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officeooo:paragraph-rsid="00ce29c6" style:font-size-asian="11pt" style:font-size-complex="11pt"/>
    </style:style>
    <style:style style:name="P22" style:family="paragraph" style:parent-style-name="Standard">
      <style:text-properties style:font-name="Noto Sans" fo:font-size="11pt" fo:language="en" fo:country="US" officeooo:rsid="00e1ca06" officeooo:paragraph-rsid="00e1ca06" style:font-size-asian="11pt" style:font-size-complex="11pt"/>
    </style:style>
    <style:style style:name="P23"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5"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6" style:family="paragraph" style:parent-style-name="Standard">
      <style:text-properties style:font-name="Noto Sans" fo:language="en" fo:country="US"/>
    </style:style>
    <style:style style:name="P27" style:family="paragraph" style:parent-style-name="Standard">
      <style:text-properties style:font-name="Noto Sans" fo:language="en" fo:country="US" officeooo:paragraph-rsid="0001904a"/>
    </style:style>
    <style:style style:name="P28"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9" style:family="paragraph" style:parent-style-name="Standard">
      <style:text-properties fo:language="en" fo:country="US" officeooo:paragraph-rsid="0001904a"/>
    </style:style>
    <style:style style:name="P30" style:family="paragraph" style:parent-style-name="Standard">
      <style:text-properties fo:language="en" fo:country="US" officeooo:paragraph-rsid="003a1d86"/>
    </style:style>
    <style:style style:name="P31" style:family="paragraph" style:parent-style-name="Standard">
      <style:text-properties fo:language="en" fo:country="US" officeooo:paragraph-rsid="00bd4ebe"/>
    </style:style>
    <style:style style:name="P32" style:family="paragraph" style:parent-style-name="Standard">
      <style:text-properties fo:language="en" fo:country="US" officeooo:paragraph-rsid="00957013"/>
    </style:style>
    <style:style style:name="P33" style:family="paragraph" style:parent-style-name="Standard">
      <style:text-properties fo:color="#24292e" loext:opacity="100%" style:font-name="Noto Sans" fo:font-size="11pt" fo:language="en" fo:country="US" officeooo:paragraph-rsid="0001904a" style:font-size-asian="11pt" style:font-size-complex="11pt"/>
    </style:style>
    <style:style style:name="P34" style:family="paragraph" style:parent-style-name="Standard">
      <style:text-properties fo:color="#24292e" loext:opacity="100%" style:font-name="Noto Sans" fo:font-size="11pt" fo:language="en" fo:country="US" officeooo:paragraph-rsid="00ecca59" style:font-size-asian="11pt" style:font-size-complex="11pt"/>
    </style:style>
    <style:style style:name="P35" style:family="paragraph" style:parent-style-name="Standard">
      <style:text-properties officeooo:paragraph-rsid="00462e48"/>
    </style:style>
    <style:style style:name="P36" style:family="paragraph" style:parent-style-name="Standard">
      <style:text-properties officeooo:paragraph-rsid="0068efbf"/>
    </style:style>
    <style:style style:name="P37" style:family="paragraph" style:parent-style-name="Standard">
      <style:text-properties officeooo:paragraph-rsid="0099ad9b"/>
    </style:style>
    <style:style style:name="P38" style:family="paragraph" style:parent-style-name="Standard">
      <style:text-properties officeooo:paragraph-rsid="00bd4ebe"/>
    </style:style>
    <style:style style:name="P39" style:family="paragraph" style:parent-style-name="Standard">
      <style:text-properties officeooo:paragraph-rsid="00be3114"/>
    </style:style>
    <style:style style:name="P40" style:family="paragraph" style:parent-style-name="Standard">
      <style:text-properties officeooo:paragraph-rsid="00c257b9"/>
    </style:style>
    <style:style style:name="P41" style:family="paragraph" style:parent-style-name="Text_20_body">
      <style:text-properties style:font-name="Noto Sans" fo:font-size="11pt" fo:language="en" fo:country="US" officeooo:rsid="0027a181" officeooo:paragraph-rsid="0001904a" style:font-size-asian="11pt" style:font-size-complex="11pt"/>
    </style:style>
    <style:style style:name="P42" style:family="paragraph" style:parent-style-name="Text_20_body">
      <style:text-properties style:font-name="Noto Sans" fo:font-size="11pt" fo:language="en" fo:country="US" officeooo:rsid="0023c62d" officeooo:paragraph-rsid="0001904a" style:font-size-asian="11pt" style:font-size-complex="11pt"/>
    </style:style>
    <style:style style:name="P43" style:family="paragraph" style:parent-style-name="Text_20_body">
      <style:text-properties style:font-name="Noto Sans" fo:font-size="11pt" fo:language="en" fo:country="US" officeooo:rsid="0024ee0d" officeooo:paragraph-rsid="0001904a" style:font-size-asian="11pt" style:font-size-complex="11pt"/>
    </style:style>
    <style:style style:name="P44" style:family="paragraph" style:parent-style-name="Text_20_body">
      <style:text-properties style:font-name="Noto Sans" fo:font-size="11pt" fo:language="en" fo:country="US" officeooo:rsid="00267f53" officeooo:paragraph-rsid="0001904a" style:font-size-asian="11pt" style:font-size-complex="11pt"/>
    </style:style>
    <style:style style:name="P45" style:family="paragraph" style:parent-style-name="Text_20_body">
      <style:text-properties style:font-name="Noto Sans" fo:font-size="11pt" fo:language="en" fo:country="US" officeooo:paragraph-rsid="0001904a" style:font-size-asian="11pt" style:font-size-complex="11pt"/>
    </style:style>
    <style:style style:name="P46" style:family="paragraph" style:parent-style-name="Text_20_body">
      <style:text-properties style:font-name="Noto Sans" fo:font-size="11pt" fo:language="en" fo:country="US" officeooo:rsid="002b17fa" officeooo:paragraph-rsid="0001904a" style:font-size-asian="11pt" style:font-size-complex="11pt"/>
    </style:style>
    <style:style style:name="P47" style:family="paragraph" style:parent-style-name="Text_20_body">
      <style:text-properties style:font-name="Noto Sans" fo:font-size="11pt" fo:language="en" fo:country="US" officeooo:paragraph-rsid="008040b0" style:font-size-asian="11pt" style:font-size-complex="11pt"/>
    </style:style>
    <style:style style:name="P48" style:family="paragraph" style:parent-style-name="Text_20_body">
      <style:text-properties style:font-name="Noto Sans" fo:font-size="11pt" fo:language="en" fo:country="US" officeooo:rsid="008040b0" officeooo:paragraph-rsid="0081e620" style:font-size-asian="11pt" style:font-size-complex="11pt"/>
    </style:style>
    <style:style style:name="P49" style:family="paragraph" style:parent-style-name="Text_20_body">
      <style:text-properties style:font-name="Noto Sans" fo:font-size="11pt" fo:language="en" fo:country="US" officeooo:rsid="008040b0" officeooo:paragraph-rsid="00dd5a82" style:font-size-asian="11pt" style:font-size-complex="11pt"/>
    </style:style>
    <style:style style:name="P50" style:family="paragraph" style:parent-style-name="Text_20_body">
      <style:text-properties style:font-name="Noto Sans" fo:font-size="11pt" fo:language="en" fo:country="US" officeooo:rsid="008040b0" officeooo:paragraph-rsid="008040b0" style:font-size-asian="11pt" style:font-size-complex="11pt"/>
    </style:style>
    <style:style style:name="P51" style:family="paragraph" style:parent-style-name="Text_20_body">
      <style:text-properties style:font-name="Noto Sans" fo:font-size="11pt" fo:language="en" fo:country="US" officeooo:paragraph-rsid="0081e620" style:font-size-asian="11pt" style:font-size-complex="11pt"/>
    </style:style>
    <style:style style:name="P52" style:family="paragraph" style:parent-style-name="Text_20_body">
      <style:text-properties style:font-name="Noto Sans" fo:font-size="11pt" fo:language="en" fo:country="US" officeooo:rsid="0080a6d5" officeooo:paragraph-rsid="0081e620" style:font-size-asian="11pt" style:font-size-complex="11pt"/>
    </style:style>
    <style:style style:name="P53" style:family="paragraph" style:parent-style-name="Text_20_body">
      <style:text-properties style:font-name="Noto Sans" fo:font-size="11pt" fo:language="en" fo:country="US" officeooo:rsid="00d6b1f0" officeooo:paragraph-rsid="00d6b1f0" style:font-size-asian="11pt" style:font-size-complex="11pt"/>
    </style:style>
    <style:style style:name="P54" style:family="paragraph" style:parent-style-name="Text_20_body">
      <style:text-properties style:font-name="Noto Sans" fo:font-size="11pt" fo:language="en" fo:country="US" officeooo:rsid="00dcb544" officeooo:paragraph-rsid="00dcb544" style:font-size-asian="11pt" style:font-size-complex="11pt"/>
    </style:style>
    <style:style style:name="P55" style:family="paragraph" style:parent-style-name="Text_20_body">
      <style:text-properties style:font-name="Noto Sans" fo:language="en" fo:country="US" officeooo:rsid="0027a181" officeooo:paragraph-rsid="0001904a"/>
    </style:style>
    <style:style style:name="P56" style:family="paragraph" style:parent-style-name="Text_20_body">
      <style:text-properties style:font-name="Noto Sans" fo:language="en" fo:country="US" officeooo:paragraph-rsid="0001904a"/>
    </style:style>
    <style:style style:name="P57"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58"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loext:hyphenation-no-caps="false"/>
    </style:style>
    <style:style style:name="P59"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loext:hyphenation-no-caps="false"/>
    </style:style>
    <style:style style:name="P60" style:family="paragraph" style:parent-style-name="Text_20_body">
      <style:paragraph-properties fo:hyphenation-ladder-count="no-limit"/>
      <style:text-properties style:font-name="Noto Sans" fo:language="en" fo:country="US" officeooo:rsid="00e00083" officeooo:paragraph-rsid="00e00083" fo:hyphenate="false" fo:hyphenation-remain-char-count="2" fo:hyphenation-push-char-count="2" loext:hyphenation-no-caps="false"/>
    </style:style>
    <style:style style:name="P61" style:family="paragraph" style:parent-style-name="Text_20_body">
      <style:text-properties style:font-name="Noto Sans" fo:language="en" fo:country="US" officeooo:rsid="00a33239" officeooo:paragraph-rsid="00a33239"/>
    </style:style>
    <style:style style:name="P62" style:family="paragraph" style:parent-style-name="Text_20_body">
      <style:text-properties style:font-name="Noto Sans" fo:language="en" fo:country="US" officeooo:rsid="00ca77cc" officeooo:paragraph-rsid="00ca77cc"/>
    </style:style>
    <style:style style:name="P63" style:family="paragraph" style:parent-style-name="Text_20_body">
      <style:text-properties fo:font-size="11pt" fo:language="en" fo:country="US" officeooo:rsid="0023c62d" officeooo:paragraph-rsid="0001904a" style:font-size-asian="11pt" style:font-size-complex="11pt"/>
    </style:style>
    <style:style style:name="P64" style:family="paragraph" style:parent-style-name="Text_20_body">
      <style:text-properties fo:font-size="11pt" fo:language="en" fo:country="US" officeooo:rsid="0024ee0d" officeooo:paragraph-rsid="0001904a" style:font-size-asian="11pt" style:font-size-complex="11pt"/>
    </style:style>
    <style:style style:name="P65" style:family="paragraph" style:parent-style-name="Text_20_body">
      <style:text-properties fo:language="en" fo:country="US"/>
    </style:style>
    <style:style style:name="P66"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7"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8" style:family="paragraph" style:parent-style-name="Standard">
      <style:paragraph-properties fo:margin-top="0cm" fo:margin-bottom="0.199cm" style:contextual-spacing="false"/>
      <style:text-properties officeooo:paragraph-rsid="0001904a"/>
    </style:style>
    <style:style style:name="P69"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70"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language="en" fo:country="US" officeooo:rsid="00d8709f" officeooo:paragraph-rsid="00d8709f"/>
    </style:style>
    <style:style style:name="P71" style:family="paragraph" style:parent-style-name="Preformatted_20_Text">
      <style:paragraph-properties fo:margin-left="0cm" fo:margin-right="0cm" fo:margin-top="0cm" fo:margin-bottom="0cm" style:contextual-spacing="false" fo:text-indent="0cm" style:auto-text-indent="false"/>
      <style:text-properties fo:language="en" fo:country="US"/>
    </style:style>
    <style:style style:name="P72"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a2626"/>
    </style:style>
    <style:style style:name="P73"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d1231"/>
    </style:style>
    <style:style style:name="P74" style:family="paragraph" style:parent-style-name="Preformatted_20_Text">
      <style:paragraph-properties fo:margin-left="0cm" fo:margin-right="0cm" fo:margin-top="0cm" fo:margin-bottom="0.499cm" style:contextual-spacing="false" fo:text-indent="0cm" style:auto-text-indent="false"/>
      <style:text-properties fo:language="en" fo:country="US"/>
    </style:style>
    <style:style style:name="P75" style:family="paragraph" style:parent-style-name="Preformatted_20_Text">
      <style:text-properties fo:language="en" fo:country="US"/>
    </style:style>
    <style:style style:name="P76" style:family="paragraph" style:parent-style-name="Preformatted_20_Text">
      <style:text-properties fo:language="en" fo:country="US" officeooo:paragraph-rsid="00d8709f"/>
    </style:style>
    <style:style style:name="P77" style:family="paragraph" style:parent-style-name="Preformatted_20_Text">
      <style:text-properties fo:font-size="8pt" fo:language="en" fo:country="US" officeooo:paragraph-rsid="00a02e05" style:font-size-asian="8pt" style:font-size-complex="8pt"/>
    </style:style>
    <style:style style:name="P78" style:family="paragraph" style:parent-style-name="Preformatted_20_Text" style:master-page-name="">
      <loext:graphic-properties draw:fill="none"/>
      <style:paragraph-properties fo:margin-left="0cm" fo:margin-right="-1.401cm" fo:margin-top="0cm" fo:margin-bottom="0cm" style:contextual-spacing="false" fo:text-indent="0cm" style:auto-text-indent="false" style:page-number="auto" fo:background-color="transparent"/>
      <style:text-properties fo:language="en" fo:country="US" officeooo:paragraph-rsid="00d8709f"/>
    </style:style>
    <style:style style:name="P79" style:family="paragraph" style:parent-style-name="Preformatted_20_Text" style:master-page-name="">
      <loext:graphic-properties draw:fill="none"/>
      <style:paragraph-properties fo:margin-left="0cm" fo:margin-right="-1.101cm" fo:margin-top="0cm" fo:margin-bottom="0cm" style:contextual-spacing="false" fo:text-indent="0cm" style:auto-text-indent="false" style:page-number="auto" fo:background-color="transparent"/>
      <style:text-properties fo:language="en" fo:country="US"/>
    </style:style>
    <style:style style:name="P80" style:family="paragraph" style:parent-style-name="Title" style:master-page-name="MP0">
      <style:paragraph-properties style:page-number="auto" fo:break-before="page"/>
      <style:text-properties style:font-name="Noto Sans" fo:language="en" fo:country="US" officeooo:paragraph-rsid="00b72eb7"/>
    </style:style>
    <style:style style:name="P81"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loext:hyphenation-no-caps="false"/>
    </style:style>
    <style:style style:name="P82"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loext:hyphenation-no-caps="false"/>
    </style:style>
    <style:style style:name="P83" style:family="paragraph" style:parent-style-name="Heading_20_1">
      <style:text-properties style:font-name="Noto Sans" fo:language="en" fo:country="US" officeooo:paragraph-rsid="0001904a"/>
    </style:style>
    <style:style style:name="P84"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85" style:family="paragraph" style:parent-style-name="Heading_20_1">
      <style:paragraph-properties fo:break-before="page"/>
      <style:text-properties style:font-name="Noto Sans" fo:language="en" fo:country="US" officeooo:paragraph-rsid="0001904a"/>
    </style:style>
    <style:style style:name="P86"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87"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88"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89" style:family="paragraph" style:parent-style-name="Heading_20_1">
      <style:paragraph-properties fo:break-before="page"/>
      <style:text-properties fo:language="en" fo:country="US"/>
    </style:style>
    <style:style style:name="P90" style:family="paragraph" style:parent-style-name="Heading_20_2">
      <style:text-properties fo:language="en" fo:country="US"/>
    </style:style>
    <style:style style:name="P91"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92" style:family="paragraph" style:parent-style-name="Heading_20_2">
      <style:paragraph-properties fo:break-before="page"/>
      <style:text-properties style:font-name="Noto Sans" fo:language="en" fo:country="US" officeooo:paragraph-rsid="0001904a"/>
    </style:style>
    <style:style style:name="P93" style:family="paragraph" style:parent-style-name="Heading_20_2">
      <style:paragraph-properties fo:break-before="page"/>
      <style:text-properties fo:language="en" fo:country="US"/>
    </style:style>
    <style:style style:name="P94" style:family="paragraph" style:parent-style-name="Heading_20_3">
      <style:paragraph-properties fo:break-before="page"/>
      <style:text-properties fo:language="en" fo:country="US"/>
    </style:style>
    <style:style style:name="P95" style:family="paragraph" style:parent-style-name="Heading_20_3">
      <style:paragraph-properties fo:break-before="page"/>
      <style:text-properties fo:language="en" fo:country="US" officeooo:paragraph-rsid="004f1db6"/>
    </style:style>
    <style:style style:name="P96" style:family="paragraph" style:parent-style-name="Heading_20_3">
      <style:paragraph-properties fo:break-before="page"/>
      <style:text-properties fo:language="en" fo:country="US" officeooo:rsid="00535826" officeooo:paragraph-rsid="00535826"/>
    </style:style>
    <style:style style:name="P97" style:family="paragraph" style:parent-style-name="Standard">
      <style:text-properties style:font-name="Noto Sans" fo:font-size="11pt" fo:language="en" fo:country="US" officeooo:rsid="00326601" officeooo:paragraph-rsid="0001904a" style:font-size-asian="11pt" style:font-size-complex="11pt"/>
    </style:style>
    <style:style style:name="P98"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99" style:family="paragraph" style:parent-style-name="Standard" style:list-style-name="L2">
      <style:text-properties style:font-name="Noto Sans" fo:font-size="11pt" fo:language="en" fo:country="US" officeooo:paragraph-rsid="00957013" style:font-size-asian="11pt" style:font-size-complex="11pt"/>
    </style:style>
    <style:style style:name="P100" style:family="paragraph" style:parent-style-name="Standard" style:list-style-name="L2">
      <style:text-properties style:font-name="Noto Sans" fo:font-size="11pt" fo:language="en" fo:country="US" officeooo:paragraph-rsid="000848ea" style:font-size-asian="11pt" style:font-size-complex="11pt"/>
    </style:style>
    <style:style style:name="P101"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02"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03" style:family="paragraph" style:parent-style-name="Standard" style:list-style-name="L1">
      <style:text-properties officeooo:paragraph-rsid="0019a538"/>
    </style:style>
    <style:style style:name="P104" style:family="paragraph" style:parent-style-name="Standard" style:list-style-name="L3">
      <style:text-properties fo:language="en" fo:country="US" officeooo:paragraph-rsid="001ca7ad"/>
    </style:style>
    <style:style style:name="P105" style:family="paragraph" style:parent-style-name="Standard" style:list-style-name="L3">
      <style:paragraph-properties fo:text-align="justify" style:justify-single-word="false"/>
      <style:text-properties fo:language="en" fo:country="US" officeooo:paragraph-rsid="001ca7ad"/>
    </style:style>
    <style:style style:name="P106" style:family="paragraph" style:parent-style-name="Standard" style:list-style-name="L3">
      <style:paragraph-properties fo:text-align="justify" style:justify-single-word="false"/>
      <style:text-properties fo:language="en" fo:country="US" officeooo:rsid="001ce40e" officeooo:paragraph-rsid="001ce40e"/>
    </style:style>
    <style:style style:name="P107"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108"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109"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110"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111"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112"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13"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14"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15"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16"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17"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18"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19"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20"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21"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22"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23"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loext:hyphenation-no-caps="false"/>
    </style:style>
    <style:style style:name="P124"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25"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26"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loext:hyphenation-no-caps="false"/>
    </style:style>
    <style:style style:name="P127"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loext:hyphenation-no-caps="false"/>
    </style:style>
    <style:style style:name="P128" style:family="paragraph" style:parent-style-name="Text_20_body" style:list-style-name="">
      <style:paragraph-properties fo:hyphenation-ladder-count="no-limit"/>
      <style:text-properties style:font-name="Noto Sans" fo:language="en" fo:country="US" officeooo:rsid="0084cb2d" officeooo:paragraph-rsid="00e74849" fo:hyphenate="false" fo:hyphenation-remain-char-count="2" fo:hyphenation-push-char-count="2" loext:hyphenation-no-caps="false"/>
    </style:style>
    <style:style style:name="P129"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loext:hyphenation-no-caps="false"/>
    </style:style>
    <style:style style:name="P130"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loext:hyphenation-no-caps="false"/>
    </style:style>
    <style:style style:name="P131" style:family="paragraph" style:parent-style-name="Text_20_body" style:list-style-name="">
      <style:paragraph-properties fo:text-align="start" style:justify-single-word="false" fo:hyphenation-ladder-count="no-limit"/>
      <style:text-properties style:font-name="Noto Sans" fo:language="en" fo:country="US" officeooo:rsid="00245466" officeooo:paragraph-rsid="00f02ccc" fo:hyphenate="false" fo:hyphenation-remain-char-count="2" fo:hyphenation-push-char-count="2" loext:hyphenation-no-caps="false"/>
    </style:style>
    <style:style style:name="P132"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loext:hyphenation-no-caps="false"/>
    </style:style>
    <style:style style:name="P133"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loext:hyphenation-no-caps="false"/>
    </style:style>
    <style:style style:name="P134"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loext:hyphenation-no-caps="false"/>
    </style:style>
    <style:style style:name="P135"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loext:hyphenation-no-caps="false"/>
    </style:style>
    <style:style style:name="P136"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37" style:family="paragraph">
      <loext:graphic-properties draw:fill="none"/>
    </style:style>
    <style:style style:name="P138" style:family="paragraph">
      <style:paragraph-properties fo:text-align="center"/>
    </style:style>
    <style:style style:name="P139" style:family="paragraph">
      <loext:graphic-properties draw:fill-color="#ff6666"/>
      <style:paragraph-properties fo:text-align="center"/>
    </style:style>
    <style:style style:name="P140" style:family="paragraph">
      <loext:graphic-properties draw:fill="none"/>
      <style:text-properties fo:font-size="12pt"/>
    </style:style>
    <style:style style:name="P141" style:family="paragraph">
      <loext:graphic-properties draw:fill="none" draw:fill-color="#ffffff"/>
      <style:paragraph-properties fo:text-align="center"/>
      <style:text-properties fo:font-size="12pt"/>
    </style:style>
    <style:style style:name="P142"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b97ec" style:font-size-asian="11pt" style:font-size-complex="11pt"/>
    </style:style>
    <style:style style:name="T24" style:family="text">
      <style:text-properties style:font-name="Noto Sans" fo:font-size="11pt" fo:language="en" fo:country="US" officeooo:rsid="00118718" style:font-size-asian="11pt" style:font-size-complex="11pt"/>
    </style:style>
    <style:style style:name="T25" style:family="text">
      <style:text-properties style:font-name="Noto Sans" fo:font-size="11pt" fo:language="en" fo:country="US" officeooo:rsid="0012e9f3" style:font-size-asian="11pt" style:font-size-complex="11pt"/>
    </style:style>
    <style:style style:name="T26" style:family="text">
      <style:text-properties style:font-name="Noto Sans" fo:font-size="11pt" fo:language="en" fo:country="US" officeooo:rsid="000f1f13" style:font-size-asian="11pt" style:font-size-complex="11pt"/>
    </style:style>
    <style:style style:name="T27" style:family="text">
      <style:text-properties style:font-name="Noto Sans" fo:font-size="11pt" fo:language="en" fo:country="US" officeooo:rsid="000fb79e" style:font-size-asian="11pt" style:font-size-complex="11pt"/>
    </style:style>
    <style:style style:name="T28" style:family="text">
      <style:text-properties style:font-name="Noto Sans" fo:font-size="11pt" fo:language="en" fo:country="US" officeooo:rsid="002daf51" style:font-size-asian="11pt" style:font-size-complex="11pt"/>
    </style:style>
    <style:style style:name="T29" style:family="text">
      <style:text-properties style:font-name="Noto Sans" fo:font-size="11pt" fo:language="en" fo:country="US" officeooo:rsid="002dc21a" style:font-size-asian="11pt" style:font-size-complex="11pt"/>
    </style:style>
    <style:style style:name="T30" style:family="text">
      <style:text-properties style:font-name="Noto Sans" fo:font-size="11pt" fo:language="en" fo:country="US" officeooo:rsid="00318512" style:font-size-asian="11pt" style:font-size-complex="11pt"/>
    </style:style>
    <style:style style:name="T31" style:family="text">
      <style:text-properties style:font-name="Noto Sans" fo:font-size="11pt" fo:language="en" fo:country="US" officeooo:rsid="003a1d86" style:font-size-asian="11pt" style:font-size-complex="11pt"/>
    </style:style>
    <style:style style:name="T32" style:family="text">
      <style:text-properties style:font-name="Noto Sans" fo:font-size="11pt" fo:language="en" fo:country="US" officeooo:rsid="003d504b" style:font-size-asian="11pt" style:font-size-complex="11pt"/>
    </style:style>
    <style:style style:name="T33" style:family="text">
      <style:text-properties style:font-name="Noto Sans" fo:font-size="11pt" fo:language="en" fo:country="US" officeooo:rsid="0044a1a4" style:font-size-asian="11pt" style:font-size-complex="11pt"/>
    </style:style>
    <style:style style:name="T34" style:family="text">
      <style:text-properties style:font-name="Noto Sans" fo:font-size="11pt" fo:language="en" fo:country="US" officeooo:rsid="00459395" style:font-size-asian="11pt" style:font-size-complex="11pt"/>
    </style:style>
    <style:style style:name="T35" style:family="text">
      <style:text-properties style:font-name="Noto Sans" fo:font-size="11pt" fo:language="en" fo:country="US" officeooo:rsid="00462e48" style:font-size-asian="11pt" style:font-size-complex="11pt"/>
    </style:style>
    <style:style style:name="T36" style:family="text">
      <style:text-properties style:font-name="Noto Sans" fo:font-size="11pt" fo:language="en" fo:country="US" officeooo:rsid="004c3635" style:font-size-asian="11pt" style:font-size-complex="11pt"/>
    </style:style>
    <style:style style:name="T37" style:family="text">
      <style:text-properties style:font-name="Noto Sans" fo:font-size="11pt" fo:language="en" fo:country="US" officeooo:rsid="0050997c" style:font-size-asian="11pt" style:font-size-complex="11pt"/>
    </style:style>
    <style:style style:name="T38" style:family="text">
      <style:text-properties style:font-name="Noto Sans" fo:font-size="11pt" fo:language="en" fo:country="US" officeooo:rsid="00522493" style:font-size-asian="11pt" style:font-size-complex="11pt"/>
    </style:style>
    <style:style style:name="T39" style:family="text">
      <style:text-properties style:font-name="Noto Sans" fo:font-size="11pt" fo:language="en" fo:country="US" officeooo:rsid="00535826" style:font-size-asian="11pt" style:font-size-complex="11pt"/>
    </style:style>
    <style:style style:name="T40" style:family="text">
      <style:text-properties style:font-name="Noto Sans" fo:font-size="11pt" fo:language="en" fo:country="US" officeooo:rsid="0053b192" style:font-size-asian="11pt" style:font-size-complex="11pt"/>
    </style:style>
    <style:style style:name="T41" style:family="text">
      <style:text-properties style:font-name="Noto Sans" fo:font-size="11pt" fo:language="en" fo:country="US" officeooo:rsid="0055cc97" style:font-size-asian="11pt" style:font-size-complex="11pt"/>
    </style:style>
    <style:style style:name="T42" style:family="text">
      <style:text-properties style:font-name="Noto Sans" fo:font-size="11pt" fo:language="en" fo:country="US" officeooo:rsid="00664efb" style:font-size-asian="11pt" style:font-size-complex="11pt"/>
    </style:style>
    <style:style style:name="T43" style:family="text">
      <style:text-properties style:font-name="Noto Sans" fo:font-size="11pt" fo:language="en" fo:country="US" officeooo:rsid="00671843" style:font-size-asian="11pt" style:font-size-complex="11pt"/>
    </style:style>
    <style:style style:name="T44" style:family="text">
      <style:text-properties style:font-name="Noto Sans" fo:font-size="11pt" fo:language="en" fo:country="US" officeooo:rsid="0068efbf" style:font-size-asian="11pt" style:font-size-complex="11pt"/>
    </style:style>
    <style:style style:name="T45" style:family="text">
      <style:text-properties style:font-name="Noto Sans" fo:font-size="11pt" fo:language="en" fo:country="US" officeooo:rsid="0070ad24" style:font-size-asian="11pt" style:font-size-complex="11pt"/>
    </style:style>
    <style:style style:name="T46" style:family="text">
      <style:text-properties style:font-name="Noto Sans" fo:font-size="11pt" fo:language="en" fo:country="US" officeooo:rsid="0073604a" style:font-size-asian="11pt" style:font-size-complex="11pt"/>
    </style:style>
    <style:style style:name="T47" style:family="text">
      <style:text-properties style:font-name="Noto Sans" fo:font-size="11pt" fo:language="en" fo:country="US" officeooo:rsid="008e66aa" style:font-size-asian="11pt" style:font-size-complex="11pt"/>
    </style:style>
    <style:style style:name="T48" style:family="text">
      <style:text-properties style:font-name="Noto Sans" fo:font-size="11pt" fo:language="en" fo:country="US" officeooo:rsid="00920be6" style:font-size-asian="11pt" style:font-size-complex="11pt"/>
    </style:style>
    <style:style style:name="T49" style:family="text">
      <style:text-properties style:font-name="Noto Sans" fo:font-size="11pt" fo:language="en" fo:country="US" officeooo:rsid="00941f8b" style:font-size-asian="11pt" style:font-size-complex="11pt"/>
    </style:style>
    <style:style style:name="T50" style:family="text">
      <style:text-properties style:font-name="Noto Sans" fo:font-size="11pt" fo:language="en" fo:country="US" officeooo:rsid="0094949b" style:font-size-asian="11pt" style:font-size-complex="11pt"/>
    </style:style>
    <style:style style:name="T51" style:family="text">
      <style:text-properties style:font-name="Noto Sans" fo:font-size="11pt" fo:language="en" fo:country="US" officeooo:rsid="0094a563" style:font-size-asian="11pt" style:font-size-complex="11pt"/>
    </style:style>
    <style:style style:name="T52" style:family="text">
      <style:text-properties style:font-name="Noto Sans" fo:font-size="11pt" fo:language="en" fo:country="US" officeooo:rsid="0099ad9b" style:font-size-asian="11pt" style:font-size-complex="11pt"/>
    </style:style>
    <style:style style:name="T53" style:family="text">
      <style:text-properties style:font-name="Noto Sans" fo:font-size="11pt" fo:language="en" fo:country="US" officeooo:rsid="00a592d2" style:font-size-asian="11pt" style:font-size-complex="11pt"/>
    </style:style>
    <style:style style:name="T54" style:family="text">
      <style:text-properties style:font-name="Noto Sans" fo:font-size="11pt" fo:language="en" fo:country="US" officeooo:rsid="00a9e986" style:font-size-asian="11pt" style:font-size-complex="11pt"/>
    </style:style>
    <style:style style:name="T55" style:family="text">
      <style:text-properties style:font-name="Noto Sans" fo:font-size="11pt" fo:language="en" fo:country="US" officeooo:rsid="00ab07ad" style:font-size-asian="11pt" style:font-size-complex="11pt"/>
    </style:style>
    <style:style style:name="T56" style:family="text">
      <style:text-properties style:font-name="Noto Sans" fo:font-size="11pt" fo:language="en" fo:country="US" officeooo:rsid="00ba3ad8" style:font-size-asian="11pt" style:font-size-complex="11pt"/>
    </style:style>
    <style:style style:name="T57" style:family="text">
      <style:text-properties style:font-name="Noto Sans" fo:font-size="11pt" fo:language="en" fo:country="US" officeooo:rsid="0019a538" style:font-size-asian="11pt" style:font-size-complex="11pt"/>
    </style:style>
    <style:style style:name="T58" style:family="text">
      <style:text-properties style:font-name="Noto Sans" fo:font-size="11pt" fo:language="en" fo:country="US" officeooo:rsid="0033923d" style:font-size-asian="11pt" style:font-size-complex="11pt"/>
    </style:style>
    <style:style style:name="T59" style:family="text">
      <style:text-properties style:font-name="Noto Sans" fo:font-size="11pt" fo:language="en" fo:country="US" officeooo:rsid="0034b46b" style:font-size-asian="11pt" style:font-size-complex="11pt"/>
    </style:style>
    <style:style style:name="T60" style:family="text">
      <style:text-properties style:font-name="Noto Sans" fo:font-size="11pt" fo:language="en" fo:country="US" officeooo:rsid="00bf5b9e" style:font-size-asian="11pt" style:font-size-complex="11pt"/>
    </style:style>
    <style:style style:name="T61" style:family="text">
      <style:text-properties style:font-name="Noto Sans" fo:font-size="11pt" fo:language="en" fo:country="US" officeooo:rsid="00c08598" style:font-size-asian="11pt" style:font-size-complex="11pt"/>
    </style:style>
    <style:style style:name="T62" style:family="text">
      <style:text-properties style:font-name="Noto Sans" fo:font-size="11pt" fo:language="en" fo:country="US" officeooo:rsid="00c257b9" style:font-size-asian="11pt" style:font-size-complex="11pt"/>
    </style:style>
    <style:style style:name="T63" style:family="text">
      <style:text-properties style:font-name="Noto Sans" fo:font-size="11pt" fo:language="en" fo:country="US" officeooo:rsid="00c259a8" style:font-size-asian="11pt" style:font-size-complex="11pt"/>
    </style:style>
    <style:style style:name="T64" style:family="text">
      <style:text-properties style:font-name="Noto Sans" fo:font-size="11pt" fo:language="en" fo:country="US" officeooo:rsid="00c2e6b4" style:font-size-asian="11pt" style:font-size-complex="11pt"/>
    </style:style>
    <style:style style:name="T65" style:family="text">
      <style:text-properties style:font-name="Noto Sans" fo:font-size="11pt" fo:language="en" fo:country="US" officeooo:rsid="00d2ee82" style:font-size-asian="11pt" style:font-size-complex="11pt"/>
    </style:style>
    <style:style style:name="T66" style:family="text">
      <style:text-properties style:font-name="Noto Sans" fo:font-size="11pt" fo:language="en" fo:country="US" officeooo:rsid="00e747ec" style:font-size-asian="11pt" style:font-size-complex="11pt"/>
    </style:style>
    <style:style style:name="T67" style:family="text">
      <style:text-properties style:font-name="Noto Sans" fo:font-size="11pt" fo:language="en" fo:country="US" officeooo:rsid="00ee11bf" style:font-size-asian="11pt" style:font-size-complex="11pt"/>
    </style:style>
    <style:style style:name="T68" style:family="text">
      <style:text-properties style:font-name="Noto Sans" fo:font-size="11pt" fo:language="en" fo:country="US" officeooo:rsid="00f2d811" style:font-size-asian="11pt" style:font-size-complex="11pt"/>
    </style:style>
    <style:style style:name="T69" style:family="text">
      <style:text-properties style:font-name="Noto Sans" fo:font-size="11pt" fo:language="en" fo:country="US" fo:font-style="italic" style:font-size-asian="11pt" style:font-style-asian="italic" style:font-size-complex="11pt" style:font-style-complex="italic"/>
    </style:style>
    <style:style style:name="T7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71" style:family="text">
      <style:text-properties style:font-name="Noto Sans" fo:font-size="11pt" fo:language="en" fo:country="US" style:text-underline-style="solid" style:text-underline-width="auto" style:text-underline-color="font-color" style:font-size-asian="11pt" style:font-size-complex="11pt"/>
    </style:style>
    <style:style style:name="T72"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73"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4"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5"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6"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7"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8"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79" style:family="text">
      <style:text-properties style:font-name="Noto Sans" fo:font-size="11pt" fo:language="en" fo:country="US" fo:background-color="#99ff66" loext:char-shading-value="0" style:font-size-asian="11pt" style:font-size-complex="11pt"/>
    </style:style>
    <style:style style:name="T80" style:family="text">
      <style:text-properties style:font-name="Noto Sans" fo:font-size="11pt" fo:language="en" fo:country="US" fo:background-color="#ff3333" loext:char-shading-value="0" style:font-size-asian="11pt" style:font-size-complex="11pt"/>
    </style:style>
    <style:style style:name="T81" style:family="text">
      <style:text-properties style:font-name="Noto Sans" fo:font-size="11pt" fo:language="en" fo:country="US" fo:font-weight="bold" style:font-size-asian="11pt" style:font-weight-asian="bold" style:font-size-complex="11pt" style:font-weight-complex="bold"/>
    </style:style>
    <style:style style:name="T82"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83"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4"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5" style:family="text">
      <style:text-properties style:font-name="Noto Sans" fo:font-size="11pt" fo:language="en" fo:country="US" fo:font-weight="normal" style:font-size-asian="11pt" style:font-weight-asian="normal" style:font-size-complex="11pt" style:font-weight-complex="normal"/>
    </style:style>
    <style:style style:name="T86" style:family="text">
      <style:text-properties style:font-name="Noto Sans" fo:font-size="11pt" fo:language="en" fo:country="US" style:text-underline-style="none" style:font-size-asian="11pt" style:font-size-complex="11pt"/>
    </style:style>
    <style:style style:name="T87" style:family="text">
      <style:text-properties style:font-name="Noto Sans" fo:font-size="11pt" fo:language="en" fo:country="US" style:text-underline-style="none" officeooo:rsid="0050997c" style:font-size-asian="11pt" style:font-size-complex="11pt"/>
    </style:style>
    <style:style style:name="T88" style:family="text">
      <style:text-properties style:font-name="Noto Sans" fo:font-size="11pt" fo:language="en" fo:country="US" style:text-underline-style="none" officeooo:rsid="00c259a8" style:font-size-asian="11pt" style:font-size-complex="11pt"/>
    </style:style>
    <style:style style:name="T89" style:family="text">
      <style:text-properties style:font-name="Noto Sans" fo:font-size="11pt" fo:font-style="italic" officeooo:rsid="0022a681" style:font-size-asian="11pt" style:font-style-asian="italic" style:font-size-complex="11pt" style:font-style-complex="italic"/>
    </style:style>
    <style:style style:name="T90" style:family="text">
      <style:text-properties style:font-name="Noto Sans" fo:font-size="11pt" fo:font-weight="normal" officeooo:rsid="00218b1d" style:font-size-asian="11pt" style:font-weight-asian="normal" style:font-size-complex="11pt" style:font-weight-complex="normal"/>
    </style:style>
    <style:style style:name="T91" style:family="text">
      <style:text-properties style:font-name="Noto Sans" officeooo:rsid="002e6b8c"/>
    </style:style>
    <style:style style:name="T92" style:family="text">
      <style:text-properties style:font-name="Noto Sans" officeooo:rsid="0024ee0d"/>
    </style:style>
    <style:style style:name="T93" style:family="text">
      <style:text-properties style:font-name="Noto Sans" officeooo:rsid="00267f53"/>
    </style:style>
    <style:style style:name="T94" style:family="text">
      <style:text-properties style:font-name="Noto Sans" officeooo:rsid="00169d99"/>
    </style:style>
    <style:style style:name="T95" style:family="text">
      <style:text-properties style:font-name="Noto Sans" fo:language="en" fo:country="US"/>
    </style:style>
    <style:style style:name="T96" style:family="text">
      <style:text-properties style:font-name="Noto Sans" officeooo:rsid="004d5d26"/>
    </style:style>
    <style:style style:name="T97" style:family="text">
      <style:text-properties style:font-name="Noto Sans" officeooo:rsid="00957013"/>
    </style:style>
    <style:style style:name="T98" style:family="text">
      <style:text-properties style:font-name="Noto Sans" officeooo:rsid="009658bb"/>
    </style:style>
    <style:style style:name="T99" style:family="text">
      <style:text-properties style:font-name="Noto Sans" officeooo:rsid="0097b5f4"/>
    </style:style>
    <style:style style:name="T100" style:family="text">
      <style:text-properties style:font-name="Noto Sans" officeooo:rsid="009bac90"/>
    </style:style>
    <style:style style:name="T101" style:family="text">
      <style:text-properties style:font-name="Noto Sans" officeooo:rsid="00a33239"/>
    </style:style>
    <style:style style:name="T102" style:family="text">
      <style:text-properties officeooo:rsid="0011bd0c"/>
    </style:style>
    <style:style style:name="T103" style:family="text">
      <style:text-properties style:text-position="super 67%" style:font-name="Noto Sans" fo:font-size="11pt" fo:language="en" fo:country="US" style:font-size-asian="11pt" style:font-size-complex="11pt"/>
    </style:style>
    <style:style style:name="T104" style:family="text">
      <style:text-properties officeooo:rsid="00326601"/>
    </style:style>
    <style:style style:name="T105" style:family="text">
      <style:text-properties officeooo:rsid="001514f1"/>
    </style:style>
    <style:style style:name="T106" style:family="text">
      <style:text-properties officeooo:rsid="00138dbc"/>
    </style:style>
    <style:style style:name="T107" style:family="text">
      <style:text-properties officeooo:rsid="001514f1" fo:background-color="#ff3333" loext:char-shading-value="0"/>
    </style:style>
    <style:style style:name="T108" style:family="text">
      <style:text-properties officeooo:rsid="0070ad24" fo:background-color="#ff3333" loext:char-shading-value="0"/>
    </style:style>
    <style:style style:name="T109" style:family="text">
      <style:text-properties officeooo:rsid="001514f1" fo:background-color="#99ff66" loext:char-shading-value="0"/>
    </style:style>
    <style:style style:name="T110" style:family="text">
      <style:text-properties officeooo:rsid="0070ad24" fo:background-color="#99ff66" loext:char-shading-value="0"/>
    </style:style>
    <style:style style:name="T111" style:family="text">
      <style:text-properties fo:color="#24292e" loext:opacity="100%" style:font-name="Noto Sans" fo:font-size="11pt" fo:language="en" fo:country="US" style:font-size-asian="11pt" style:font-size-complex="11pt"/>
    </style:style>
    <style:style style:name="T112" style:family="text">
      <style:text-properties fo:color="#24292e" loext:opacity="100%" style:font-name="Noto Sans" fo:font-size="11pt" fo:language="en" fo:country="US" fo:background-color="#ff3333" loext:char-shading-value="0" style:font-size-asian="11pt" style:font-size-complex="11pt"/>
    </style:style>
    <style:style style:name="T113" style:family="text">
      <style:text-properties officeooo:rsid="0021e263"/>
    </style:style>
    <style:style style:name="T114" style:family="text">
      <style:text-properties fo:color="#000000" loext:opacity="100%"/>
    </style:style>
    <style:style style:name="T115" style:family="text">
      <style:text-properties fo:color="#000000" loext:opacity="100%" style:font-name="Noto Sans" fo:font-size="11pt" fo:language="en" fo:country="US" style:font-size-asian="11pt" style:font-size-complex="11pt"/>
    </style:style>
    <style:style style:name="T116" style:family="text">
      <style:text-properties fo:color="#000000" loext:opacity="100%" style:font-name="Noto Sans" fo:font-size="11pt" fo:language="en" fo:country="US" officeooo:rsid="00716b43" style:font-size-asian="11pt" style:font-size-complex="11pt"/>
    </style:style>
    <style:style style:name="T117" style:family="text">
      <style:text-properties fo:color="#000000" loext:opacity="100%" style:font-name="Noto Sans" fo:font-size="11pt" fo:language="en" fo:country="US" officeooo:rsid="0033923d" style:font-size-asian="11pt" style:font-size-complex="11pt"/>
    </style:style>
    <style:style style:name="T118" style:family="text">
      <style:text-properties fo:color="#000000" loext:opacity="100%" style:font-name="Noto Sans" fo:font-size="20pt" fo:font-weight="bold" style:font-size-asian="20pt" style:font-weight-asian="bold" style:font-size-complex="20pt" style:font-weight-complex="bold"/>
    </style:style>
    <style:style style:name="T119"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20" style:family="text">
      <style:text-properties fo:color="#000000" loext:opacity="100%" officeooo:rsid="00750a44"/>
    </style:style>
    <style:style style:name="T121" style:family="text">
      <style:text-properties fo:color="#000000" loext:opacity="100%" officeooo:rsid="00767425"/>
    </style:style>
    <style:style style:name="T122" style:family="text">
      <style:text-properties style:font-name="Noto Sans1" fo:font-size="11pt" fo:language="en" fo:country="US" officeooo:rsid="0033923d" style:font-size-asian="11pt" style:font-size-complex="11pt"/>
    </style:style>
    <style:style style:name="T123" style:family="text">
      <style:text-properties officeooo:rsid="0034b46b"/>
    </style:style>
    <style:style style:name="T124"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25"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26"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27" style:family="text">
      <style:text-properties fo:font-variant="normal" fo:text-transform="none" fo:color="#000000" loext:opacity="100%" fo:letter-spacing="normal" fo:font-style="normal" officeooo:rsid="005d609c"/>
    </style:style>
    <style:style style:name="T128" style:family="text">
      <style:text-properties fo:font-variant="normal" fo:text-transform="none" fo:color="#000000" loext:opacity="100%" fo:letter-spacing="normal" fo:font-style="normal" officeooo:rsid="005fee38"/>
    </style:style>
    <style:style style:name="T129" style:family="text">
      <style:text-properties fo:font-variant="normal" fo:text-transform="none" fo:color="#000000" loext:opacity="100%" fo:letter-spacing="normal" fo:font-style="italic" style:font-style-asian="italic" style:font-style-complex="italic"/>
    </style:style>
    <style:style style:name="T130"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31"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32" style:family="text">
      <style:text-properties officeooo:rsid="0027a181"/>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officeooo:rsid="0027a181"/>
    </style:style>
    <style:style style:name="T135" style:family="text">
      <style:text-properties style:text-underline-style="solid" style:text-underline-width="auto" style:text-underline-color="font-color" officeooo:rsid="00292dca"/>
    </style:style>
    <style:style style:name="T136" style:family="text">
      <style:text-properties style:text-underline-style="solid" style:text-underline-width="auto" style:text-underline-color="font-color" officeooo:rsid="00750a44"/>
    </style:style>
    <style:style style:name="T137" style:family="text">
      <style:text-properties style:text-underline-style="solid" style:text-underline-width="auto" style:text-underline-color="font-color" officeooo:rsid="008040b0"/>
    </style:style>
    <style:style style:name="T138" style:family="text">
      <style:text-properties style:text-underline-style="solid" style:text-underline-width="auto" style:text-underline-color="font-color" officeooo:rsid="0084cb2d"/>
    </style:style>
    <style:style style:name="T139" style:family="text">
      <style:text-properties style:text-underline-style="solid" style:text-underline-width="auto" style:text-underline-color="font-color" officeooo:rsid="0085d5fd"/>
    </style:style>
    <style:style style:name="T140" style:family="text">
      <style:text-properties style:text-underline-style="solid" style:text-underline-width="auto" style:text-underline-color="font-color" fo:font-weight="normal" officeooo:rsid="0024cbdb" style:font-weight-asian="normal" style:font-weight-complex="normal"/>
    </style:style>
    <style:style style:name="T141" style:family="text">
      <style:text-properties style:text-underline-style="solid" style:text-underline-width="auto" style:text-underline-color="font-color" officeooo:rsid="00871777"/>
    </style:style>
    <style:style style:name="T142" style:family="text">
      <style:text-properties style:text-underline-style="solid" style:text-underline-width="auto" style:text-underline-color="font-color" fo:font-weight="bold" style:font-weight-asian="bold" style:font-weight-complex="bold"/>
    </style:style>
    <style:style style:name="T143" style:family="text">
      <style:text-properties style:text-underline-style="solid" style:text-underline-width="auto" style:text-underline-color="font-color" officeooo:rsid="00bb89cb"/>
    </style:style>
    <style:style style:name="T144" style:family="text">
      <style:text-properties style:text-underline-style="solid" style:text-underline-width="auto" style:text-underline-color="font-color" officeooo:rsid="00cc6ee2"/>
    </style:style>
    <style:style style:name="T145" style:family="text">
      <style:text-properties style:text-underline-style="solid" style:text-underline-width="auto" style:text-underline-color="font-color" officeooo:rsid="0024cbdb"/>
    </style:style>
    <style:style style:name="T146" style:family="text">
      <style:text-properties officeooo:rsid="002e6b8c"/>
    </style:style>
    <style:style style:name="T147" style:family="text">
      <style:text-properties officeooo:rsid="00292dca"/>
    </style:style>
    <style:style style:name="T148" style:family="text">
      <style:text-properties officeooo:rsid="00033387"/>
    </style:style>
    <style:style style:name="T149" style:family="text">
      <style:text-properties officeooo:rsid="00052d93"/>
    </style:style>
    <style:style style:name="T150" style:family="text">
      <style:text-properties officeooo:rsid="00072748"/>
    </style:style>
    <style:style style:name="T151" style:family="text">
      <style:text-properties officeooo:rsid="000818f9"/>
    </style:style>
    <style:style style:name="T152" style:family="text">
      <style:text-properties officeooo:rsid="000848ea"/>
    </style:style>
    <style:style style:name="T153" style:family="text">
      <style:text-properties officeooo:rsid="000a19e3"/>
    </style:style>
    <style:style style:name="T154" style:family="text">
      <style:text-properties officeooo:rsid="000b59da"/>
    </style:style>
    <style:style style:name="T155" style:family="text">
      <style:text-properties fo:font-weight="normal" style:font-weight-asian="normal" style:font-weight-complex="normal"/>
    </style:style>
    <style:style style:name="T156" style:family="text">
      <style:text-properties fo:font-weight="normal" officeooo:rsid="0024cbdb" style:font-weight-asian="normal" style:font-weight-complex="normal"/>
    </style:style>
    <style:style style:name="T157" style:family="text">
      <style:text-properties officeooo:rsid="0014c9ad"/>
    </style:style>
    <style:style style:name="T158" style:family="text">
      <style:text-properties officeooo:rsid="001b97ec"/>
    </style:style>
    <style:style style:name="T159" style:family="text">
      <style:text-properties officeooo:rsid="001ca7ad"/>
    </style:style>
    <style:style style:name="T160" style:family="text">
      <style:text-properties officeooo:rsid="001ce40e"/>
    </style:style>
    <style:style style:name="T161" style:family="text">
      <style:text-properties officeooo:rsid="001e5479"/>
    </style:style>
    <style:style style:name="T162" style:family="text">
      <style:text-properties fo:font-weight="bold" style:font-weight-asian="bold"/>
    </style:style>
    <style:style style:name="T163" style:family="text">
      <style:text-properties fo:font-weight="bold" style:font-weight-asian="bold" style:font-weight-complex="bold"/>
    </style:style>
    <style:style style:name="T164" style:family="text">
      <style:text-properties fo:font-weight="bold" officeooo:rsid="00183aa9" style:font-weight-asian="bold" style:font-weight-complex="bold"/>
    </style:style>
    <style:style style:name="T165" style:family="text">
      <style:text-properties fo:font-weight="bold" officeooo:rsid="007efb72" style:font-weight-asian="bold" style:font-weight-complex="bold"/>
    </style:style>
    <style:style style:name="T166" style:family="text">
      <style:text-properties fo:font-weight="bold" officeooo:rsid="00b9dc9c" style:font-weight-asian="bold" style:font-weight-complex="bold"/>
    </style:style>
    <style:style style:name="T167" style:family="text">
      <style:text-properties fo:font-weight="bold" officeooo:rsid="001068ed" style:font-weight-asian="bold"/>
    </style:style>
    <style:style style:name="T168" style:family="text">
      <style:text-properties officeooo:rsid="0024cbdb"/>
    </style:style>
    <style:style style:name="T169" style:family="text">
      <style:text-properties officeooo:rsid="0028c514"/>
    </style:style>
    <style:style style:name="T170" style:family="text">
      <style:text-properties officeooo:rsid="002dc21a"/>
    </style:style>
    <style:style style:name="T171" style:family="text">
      <style:text-properties officeooo:rsid="0033c56d"/>
    </style:style>
    <style:style style:name="T172" style:family="text">
      <style:text-properties style:font-name="Source Code Pro"/>
    </style:style>
    <style:style style:name="T173" style:family="text">
      <style:text-properties style:font-name="Source Code Pro" fo:font-size="11pt" fo:language="en" fo:country="US" style:font-size-asian="11pt" style:font-name-complex="Times New Roman1" style:font-size-complex="11pt"/>
    </style:style>
    <style:style style:name="T174" style:family="text">
      <style:text-properties style:font-name="Source Code Pro" fo:font-size="11pt" fo:language="en" fo:country="US" officeooo:rsid="003a1d86" style:font-size-asian="11pt" style:font-name-complex="Times New Roman1" style:font-size-complex="11pt"/>
    </style:style>
    <style:style style:name="T175" style:family="text">
      <style:text-properties style:font-name="Source Code Pro" fo:font-size="11pt" fo:language="en" fo:country="US" style:font-size-asian="11pt" style:font-size-complex="11pt"/>
    </style:style>
    <style:style style:name="T176" style:family="text">
      <style:text-properties style:font-name="Source Code Pro" fo:font-size="11pt" fo:language="en" fo:country="US" officeooo:rsid="00459395" style:font-size-asian="11pt" style:font-size-complex="11pt"/>
    </style:style>
    <style:style style:name="T177" style:family="text">
      <style:text-properties style:font-name="Source Code Pro" fo:font-size="11pt" fo:language="en" fo:country="US" officeooo:rsid="002dc21a" style:font-size-asian="11pt" style:font-size-complex="11pt"/>
    </style:style>
    <style:style style:name="T178" style:family="text">
      <style:text-properties style:font-name="Source Code Pro" fo:font-size="11pt" fo:language="en" fo:country="US" officeooo:rsid="0044a1a4" style:font-size-asian="11pt" style:font-size-complex="11pt"/>
    </style:style>
    <style:style style:name="T179" style:family="text">
      <style:text-properties style:font-name="Source Code Pro" fo:font-size="11pt" fo:language="en" fo:country="US" officeooo:rsid="00a592d2" style:font-size-asian="11pt" style:font-size-complex="11pt"/>
    </style:style>
    <style:style style:name="T180" style:family="text">
      <style:text-properties style:font-name="Source Code Pro" fo:font-size="11pt" fo:language="en" fo:country="US" fo:font-weight="bold" officeooo:rsid="00459395" style:font-size-asian="11pt" style:font-weight-asian="bold" style:font-size-complex="11pt" style:font-weight-complex="bold"/>
    </style:style>
    <style:style style:name="T181" style:family="text">
      <style:text-properties style:font-name="Source Code Pro" fo:font-size="11pt" fo:language="en" fo:country="US" fo:font-weight="bold" officeooo:rsid="004c3635" style:font-size-asian="11pt" style:font-weight-asian="bold" style:font-size-complex="11pt" style:font-weight-complex="bold"/>
    </style:style>
    <style:style style:name="T182" style:family="text">
      <style:text-properties officeooo:rsid="0036a043"/>
    </style:style>
    <style:style style:name="T183" style:family="text">
      <style:text-properties style:text-position="sub 58%"/>
    </style:style>
    <style:style style:name="T184" style:family="text">
      <style:text-properties style:text-position="sub 58%" fo:font-weight="normal" style:font-weight-asian="normal" style:font-weight-complex="normal"/>
    </style:style>
    <style:style style:name="T185" style:family="text">
      <style:text-properties style:text-position="sub 58%" officeooo:rsid="000a19e3"/>
    </style:style>
    <style:style style:name="T186" style:family="text">
      <style:text-properties officeooo:rsid="0043d10e"/>
    </style:style>
    <style:style style:name="T187" style:family="text">
      <style:text-properties officeooo:rsid="0044a1a4"/>
    </style:style>
    <style:style style:name="T188" style:family="text">
      <style:text-properties fo:font-style="italic" style:font-style-asian="italic" style:font-style-complex="italic"/>
    </style:style>
    <style:style style:name="T189" style:family="text">
      <style:text-properties fo:font-style="italic" officeooo:rsid="007efb72" style:font-style-asian="italic" style:font-style-complex="italic"/>
    </style:style>
    <style:style style:name="T190" style:family="text">
      <style:text-properties fo:font-style="italic" officeooo:rsid="008ca382" style:font-style-asian="italic" style:font-style-complex="italic"/>
    </style:style>
    <style:style style:name="T191" style:family="text">
      <style:text-properties fo:font-style="italic" officeooo:rsid="00abe27a" style:font-style-asian="italic" style:font-style-complex="italic"/>
    </style:style>
    <style:style style:name="T192" style:family="text">
      <style:text-properties fo:color="#c0c0c0" loext:opacity="100%"/>
    </style:style>
    <style:style style:name="T193" style:family="text">
      <style:text-properties fo:color="#000080" loext:opacity="100%"/>
    </style:style>
    <style:style style:name="T194" style:family="text">
      <style:text-properties fo:color="#000080" loext:opacity="100%" officeooo:rsid="005a2626"/>
    </style:style>
    <style:style style:name="T195" style:family="text">
      <style:text-properties fo:color="#000080" loext:opacity="100%" officeooo:rsid="005d1231"/>
    </style:style>
    <style:style style:name="T196" style:family="text">
      <style:text-properties fo:color="#000080" loext:opacity="100%" officeooo:rsid="00671843"/>
    </style:style>
    <style:style style:name="T197" style:family="text">
      <style:text-properties officeooo:rsid="005b4a92"/>
    </style:style>
    <style:style style:name="T198" style:family="text">
      <style:text-properties officeooo:rsid="005d1231"/>
    </style:style>
    <style:style style:name="T199" style:family="text">
      <style:text-properties officeooo:rsid="00664efb"/>
    </style:style>
    <style:style style:name="T200" style:family="text">
      <style:text-properties officeooo:rsid="00671843"/>
    </style:style>
    <style:style style:name="T201" style:family="text">
      <style:text-properties officeooo:rsid="006ac26b"/>
    </style:style>
    <style:style style:name="T202" style:family="text">
      <style:text-properties officeooo:rsid="006c0ba2"/>
    </style:style>
    <style:style style:name="T203" style:family="text">
      <style:text-properties fo:font-size="11pt" officeooo:rsid="001553d3" style:font-size-asian="11pt" style:font-size-complex="11pt"/>
    </style:style>
    <style:style style:name="T204" style:family="text">
      <style:text-properties fo:font-size="11pt" officeooo:rsid="00326601" style:font-size-asian="11pt" style:font-size-complex="11pt"/>
    </style:style>
    <style:style style:name="T205" style:family="text">
      <style:text-properties fo:font-size="11pt" fo:font-style="italic" officeooo:rsid="001553d3" style:font-size-asian="11pt" style:font-style-asian="italic" style:font-size-complex="11pt" style:font-style-complex="italic"/>
    </style:style>
    <style:style style:name="T206" style:family="text">
      <style:text-properties officeooo:rsid="006ebbf7"/>
    </style:style>
    <style:style style:name="T207" style:family="text">
      <style:text-properties officeooo:rsid="0070ad24"/>
    </style:style>
    <style:style style:name="T208" style:family="text">
      <style:text-properties officeooo:rsid="00748aa9"/>
    </style:style>
    <style:style style:name="T209" style:family="text">
      <style:text-properties officeooo:rsid="00750a44"/>
    </style:style>
    <style:style style:name="T210" style:family="text">
      <style:text-properties officeooo:rsid="0079aa30"/>
    </style:style>
    <style:style style:name="T211" style:family="text">
      <style:text-properties officeooo:rsid="007c77db"/>
    </style:style>
    <style:style style:name="T212" style:family="text">
      <style:text-properties officeooo:rsid="007ca22f"/>
    </style:style>
    <style:style style:name="T213" style:family="text">
      <style:text-properties officeooo:rsid="007efb72"/>
    </style:style>
    <style:style style:name="T214" style:family="text">
      <style:text-properties officeooo:rsid="0080a6d5"/>
    </style:style>
    <style:style style:name="T215" style:family="text">
      <style:text-properties officeooo:rsid="0084cb2d"/>
    </style:style>
    <style:style style:name="T216" style:family="text">
      <style:text-properties officeooo:rsid="0085d5fd"/>
    </style:style>
    <style:style style:name="T217" style:family="text">
      <style:text-properties style:text-underline-style="none"/>
    </style:style>
    <style:style style:name="T218" style:family="text">
      <style:text-properties style:text-underline-style="none" fo:font-weight="normal" officeooo:rsid="0024cbdb" style:font-weight-asian="normal" style:font-weight-complex="normal"/>
    </style:style>
    <style:style style:name="T219" style:family="text">
      <style:text-properties style:text-underline-style="none" fo:font-weight="normal" officeooo:rsid="00d2c9c1" style:font-weight-asian="normal" style:font-weight-complex="normal"/>
    </style:style>
    <style:style style:name="T220" style:family="text">
      <style:text-properties style:text-underline-style="none" officeooo:rsid="00a02e05"/>
    </style:style>
    <style:style style:name="T221" style:family="text">
      <style:text-properties officeooo:rsid="00871777"/>
    </style:style>
    <style:style style:name="T222" style:family="text">
      <style:text-properties officeooo:rsid="008ca382"/>
    </style:style>
    <style:style style:name="T223" style:family="text">
      <style:text-properties officeooo:rsid="00957013"/>
    </style:style>
    <style:style style:name="T224" style:family="text">
      <style:text-properties officeooo:rsid="009bac90"/>
    </style:style>
    <style:style style:name="T225" style:family="text">
      <style:text-properties officeooo:rsid="009d9a56"/>
    </style:style>
    <style:style style:name="T226" style:family="text">
      <style:text-properties officeooo:rsid="009e8151"/>
    </style:style>
    <style:style style:name="T227" style:family="text">
      <style:text-properties fo:font-size="9pt" fo:language="en" fo:country="US" officeooo:rsid="00d53389" style:font-size-asian="9pt" style:font-size-complex="9pt"/>
    </style:style>
    <style:style style:name="T228" style:family="text">
      <style:text-properties officeooo:rsid="00a182ae"/>
    </style:style>
    <style:style style:name="T229" style:family="text">
      <style:text-properties officeooo:rsid="00a4c531"/>
    </style:style>
    <style:style style:name="T230" style:family="text">
      <style:text-properties officeooo:rsid="00a592d2"/>
    </style:style>
    <style:style style:name="T231" style:family="text">
      <style:text-properties fo:color="#009900" loext:opacity="100%" style:font-name="Noto Sans" fo:font-size="11pt" fo:language="en" fo:country="US" officeooo:rsid="00a9e986" style:font-size-asian="11pt" style:font-size-complex="11pt"/>
    </style:style>
    <style:style style:name="T232" style:family="text">
      <style:text-properties officeooo:rsid="00abe27a"/>
    </style:style>
    <style:style style:name="T233" style:family="text">
      <style:text-properties officeooo:rsid="00b9dc9c"/>
    </style:style>
    <style:style style:name="T234" style:family="text">
      <style:text-properties officeooo:rsid="00bb89cb"/>
    </style:style>
    <style:style style:name="T235" style:family="text">
      <style:text-properties officeooo:rsid="00bd4ebe"/>
    </style:style>
    <style:style style:name="T236" style:family="text">
      <style:text-properties officeooo:rsid="00be3114"/>
    </style:style>
    <style:style style:name="T237" style:family="text">
      <style:text-properties style:font-name="Noto Sans Mono" fo:font-size="11pt" fo:language="en" fo:country="US" officeooo:rsid="00c257b9" style:font-size-asian="11pt" style:font-size-complex="11pt"/>
    </style:style>
    <style:style style:name="T238" style:family="text">
      <style:text-properties style:font-name="Noto Sans Mono" fo:font-size="11pt" fo:language="en" fo:country="US" officeooo:rsid="00e747ec" style:font-size-asian="11pt" style:font-size-complex="11pt"/>
    </style:style>
    <style:style style:name="T239" style:family="text">
      <style:text-properties officeooo:rsid="00c78a4b"/>
    </style:style>
    <style:style style:name="T240" style:family="text">
      <style:text-properties officeooo:rsid="00caa67d"/>
    </style:style>
    <style:style style:name="T241" style:family="text">
      <style:text-properties officeooo:rsid="00cc6ee2"/>
    </style:style>
    <style:style style:name="T242" style:family="text">
      <style:text-properties officeooo:rsid="00ce29c6"/>
    </style:style>
    <style:style style:name="T243" style:family="text">
      <style:text-properties officeooo:rsid="00d1c7f5"/>
    </style:style>
    <style:style style:name="T244" style:family="text">
      <style:text-properties officeooo:rsid="00d74ae7"/>
    </style:style>
    <style:style style:name="T245" style:family="text">
      <style:text-properties officeooo:rsid="00d8709f"/>
    </style:style>
    <style:style style:name="T246" style:family="text">
      <style:text-properties officeooo:rsid="00d9cfff"/>
    </style:style>
    <style:style style:name="T247" style:family="text">
      <style:text-properties officeooo:rsid="00dd5a82"/>
    </style:style>
    <style:style style:name="T248" style:family="text">
      <style:text-properties officeooo:rsid="00df483c"/>
    </style:style>
    <style:style style:name="T249" style:family="text">
      <style:text-properties officeooo:rsid="00e00083"/>
    </style:style>
    <style:style style:name="T250" style:family="text">
      <style:text-properties officeooo:rsid="00e29328"/>
    </style:style>
    <style:style style:name="T251" style:family="text">
      <style:text-properties officeooo:rsid="005d609c"/>
    </style:style>
    <style:style style:name="T252" style:family="text">
      <style:text-properties officeooo:rsid="00f02ccc"/>
    </style:style>
    <style:style style:name="T253" style:family="text">
      <style:text-properties officeooo:rsid="00f2d811"/>
    </style:style>
    <style:style style:name="T254" style:family="text">
      <style:text-properties officeooo:rsid="00f48e6d"/>
    </style:style>
    <style:style style:name="T255" style:family="text">
      <style:text-properties officeooo:rsid="00f51b0d"/>
    </style:style>
    <style:style style:name="fr1"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0"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2"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5" draw:name="Bild40" text:anchor-type="paragraph" svg:x="0.113cm" svg:y="0.062cm" svg:width="4.226cm" svg:height="4.226cm" draw:z-index="43"><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18"><text:line-break/></text:span><text:span text:style-name="T119">OpenHantek6022 User Manual</text:span></text:p>
      <text:p text:style-name="P28"><draw:custom-shape text:anchor-type="paragraph" draw:z-index="37" draw:name="Form13" draw:style-name="gr3" draw:text-style-name="P139"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3" draw:name="Grafik 40" text:anchor-type="as-char" svg:y="-1.254cm" svg:width="16.842cm" style:rel-width="scale" svg:height="6.287cm" style:rel-height="scale" draw:z-index="1"><draw:image xlink:href="Pictures/10000000000002EE000001187EBB84C216F3FF3A.png" xlink:type="simple" xlink:show="embed" xlink:actuate="onLoad" draw: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text:span></text:span><text:span text:style-name="Absatz-Standardschriftart"><text:span text:style-name="T47">allows to </text:span></text:span><text:span text:style-name="Absatz-Standardschriftart"><text:span text:style-name="T15">measure two voltage channels CH1 (yellow) and CH2 (blue). </text:span></text:span></text:p>
      <text:p text:style-name="P9">The input impedance is 1 M<text:span text:style-name="T150">Ω</text:span> || 25 pF (a typical value for scope inputs). </text:p>
      <text:p text:style-name="P9">The measurable input signal range is ±5 V.</text:p>
      <text:p text:style-name="P23">Input voltages outside the safe range of ± 35 V can lead to permanent damage!</text:p>
      <text:p text:style-name="P9"/>
      <text:p text:style-name="P9"><text:span text:style-name="T102">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text:span></text:span><text:span text:style-name="Absatz-Standardschriftart"><text:span text:style-name="T65">32</text:span></text:span><text:span text:style-name="Absatz-Standardschriftart"><text:span text:style-name="T15"> Hz and 100 kHz to deliver a v</text:span></text:span><text:span text:style-name="Absatz-Standardschriftart"><text:span text:style-name="T16">ersatile</text:span></text:span><text:span text:style-name="Absatz-Standardschriftart"><text:span text:style-name="T15">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1">s </text:span></text:span><text:span text:style-name="Absatz-Standardschriftart"><text:span text:style-name="T15"><text:s/></text:span></text:span><text:span text:style-name="Absatz-Standardschriftart"><text:span text:style-name="T173">lsusb; </text:span></text:span><text:span text:style-name="Absatz-Standardschriftart"><text:span text:style-name="T174">lsusb -t</text:span></text:span><text:span text:style-name="Absatz-Standardschriftart"><text:span text:style-name="T15">.</text:span></text:span></text:p>
      <text:p text:style-name="P9"/>
      <text:p text:style-name="P9">The device is powered over USB with <text:span text:style-name="T102">a</text:span> typical current consumption of <text:span text:style-name="T102">less than </text:span>500 mA, <text:span text:style-name="T149">so a good quality USB 2.0 cable is sufficient, no need to use the strange red/black Y-cable.</text:span> </text:p>
      <text:p text:style-name="P9"/>
      <text:p text:style-name="P9">The program OpenHantek6022 allows the usage of the scope under the Linux operating system. The development and test platform is <text:span text:style-name="T188">Debian stable</text:span>.</text:p>
      <text:p text:style-name="P9"/>
      <text:p text:style-name="P10">OpenHantek6022 requires a <text:span text:style-name="T102">recent </text:span>Linux system with libusb-1.0, libfftw<text:span text:style-name="T102">3</text:span> and <text:span text:style-name="T102">the </text:span>Qt libraries.<text:line-break/><text:span text:style-name="T169">It</text:span> compiles also under <text:span text:style-name="T228">RPi, FreeBSD, </text:span>MacOS and Windows, <text:span text:style-name="T102">but </text:span>these systems are untested.</text:p>
      <text:p text:style-name="P9"/>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9"/>
      <text:p text:style-name="P11">This document describes program version <text:span text:style-name="T171">3.2.</text:span><text:span text:style-name="T252">5</text:span>, subject to change without notice. </text:p>
      <text:h text:style-name="P85" text:outline-level="1"><text:bookmark-start text:name="__RefHeading___Toc2023_515843379"/>Starting OpenHantek6022<text:bookmark-end text:name="__RefHeading___Toc2023_515843379"/></text:h>
      <text:p text:style-name="P1"><text:span text:style-name="Absatz-Standardschriftart"><text:span text:style-name="T15"/></text:span></text:p>
      <text:p text:style-name="P35"><draw:frame draw:style-name="fr6" draw:name="Bild35" text:anchor-type="paragraph" svg:x="9.608cm" svg:y="0.473cm" svg:width="7.818cm" svg:height="5.569cm" draw:z-index="46"><draw:image xlink:href="Pictures/1000000000000260000001B18C9A7C778C1283D5.png" xlink:type="simple" xlink:show="embed" xlink:actuate="onLoad" draw:mime-type="image/png"/></draw:frame><text:span text:style-name="Absatz-Standardschriftart"><text:span text:style-name="T34">The executable program is named </text:span></text:span><text:span text:style-name="Absatz-Standardschriftart"><text:span text:style-name="T180">OpenHantek</text:span></text:span><text:span text:style-name="Absatz-Standardschriftart"><text:span text:style-name="T34">. </text:span></text:span><text:span text:style-name="Absatz-Standardschriftart"><text:span text:style-name="T35">I</text:span></text:span><text:span text:style-name="Absatz-Standardschriftart"><text:span text:style-name="T34">t is installed </text:span></text:span><text:span text:style-name="Absatz-Standardschriftart"><text:span text:style-name="T68">(under Linux) </text:span></text:span><text:span text:style-name="Absatz-Standardschriftart"><text:span text:style-name="T34">in the directory </text:span></text:span><text:span text:style-name="Absatz-Standardschriftart"><text:span text:style-name="T176">/usr/bin</text:span></text:span><text:span text:style-name="Absatz-Standardschriftart"><text:span text:style-name="T34">, so it can be called directly from a terminal or via </text:span></text:span><text:span text:style-name="Absatz-Standardschriftart"><text:span text:style-name="T36">the</text:span></text:span><text:span text:style-name="Absatz-Standardschriftart"><text:span text:style-name="T34"> menu entry </text:span></text:span><text:span text:style-name="Absatz-Standardschriftart"><text:span text:style-name="T181">OpenHantek</text:span></text:span><text:span text:style-name="Absatz-Standardschriftart"><text:span text:style-name="T34">. <text:line-break/></text:span></text:span></text:p>
      <text:p text:style-name="P35"><text:span text:style-name="Absatz-Standardschriftart"><text:span text:style-name="T15">The </text:span></text:span><text:span text:style-name="Absatz-Standardschriftart"><text:span text:style-name="T36">hardware of </text:span></text:span><text:span text:style-name="Absatz-Standardschriftart"><text:span text:style-name="T15">Hantek </text:span></text:span><text:span text:style-name="Absatz-Standardschriftart"><text:span text:style-name="T36">DSO</text:span></text:span><text:span text:style-name="Absatz-Standardschriftart"><text:span text:style-name="T15">6022 contain a Cypress EzUSB processor that controls the data sampling and the USB transfer. The device does not contain a flash, the firmware must be loaded into the RAM at <text:s/>the 1</text:span></text:span><text:span text:style-name="Absatz-Standardschriftart"><text:span text:style-name="T103">st</text:span></text:span><text:span text:style-name="Absatz-Standardschriftart"><text:span text:style-name="T15"> program start after powering the device. The uploaded firmware is lost after switching off the scope or disconnecting the USB, so the device can never be </text:span></text:span><text:span text:style-name="Absatz-Standardschriftart"><text:span text:style-name="T69">bricked</text:span></text:span><text:span text:style-name="Absatz-Standardschriftart"><text:span text:style-name="T15">.</text:span></text:span></text:p>
      <text:p text:style-name="P1"><text:span text:style-name="Absatz-Standardschriftart"><text:span text:style-name="T15"/></text:span></text:p>
      <text:p text:style-name="P1"><draw:frame draw:style-name="fr7" draw:name="Bild14" text:anchor-type="paragraph" svg:x="9.327cm" svg:y="0.111cm" svg:width="8.398cm" svg:height="6.643cm" draw:z-index="15"><draw:image xlink:href="Pictures/1000020100000256000001D9E7B148744C941817.png" xlink:type="simple" xlink:show="embed" xlink:actuate="onLoad" draw:mime-type="image/png"/></draw:frame><text:span text:style-name="Absatz-Standardschriftart"><text:span text:style-name="T15">After starting the program, </text:span></text:span><text:span text:style-name="Absatz-Standardschriftart"><text:span text:style-name="T36">it</text:span></text:span><text:span text:style-name="Absatz-Standardschriftart"><text:span text:style-name="T15"> searches for a supported device by checking the USB VID/PID of all connected USB devices.</text:span></text:span></text:p>
      <text:p text:style-name="P9"><text:span text:style-name="T201">DSO-</text:span>6022BE:<text:tab/>VID 0x04B4<text:tab/>PID 0x6022</text:p>
      <text:p text:style-name="P18"><text:span text:style-name="T201">DSO-</text:span>6022BL:<text:tab/>VID 0x04B4<text:tab/>PID 0x602A</text:p>
      <text:p text:style-name="P18"><text:span text:style-name="T201">DSO-2020:<text:tab/>VID 0x04B4<text:tab/>PID 0x2020</text:span><text:line-break/><text:span text:style-name="T201">DDS120: <text:tab/>VID 0x8102<text:tab/>PID 0x8102</text:span></text:p>
      <text:p text:style-name="P21">If <text:span text:style-name="T242">only</text:span> <text:span text:style-name="T242">one </text:span>scope is found, the firmware will be uploaded <text:span text:style-name="T242">automatically. In case of more devices the user can</text:span> <text:span text:style-name="T242">select from the list of devices.</text:span><text:line-break/><text:span text:style-name="T242">After the upload the</text:span> VID <text:span text:style-name="T242">changes </text:span>to 0x04B5. <text:span text:style-name="T206">T</text:span>he PID <text:span text:style-name="T201">of the DSO-6022BE/BL</text:span> <text:span text:style-name="T206">doesn't </text:span>change.</text:p>
      <text:p text:style-name="P18"><text:span text:style-name="T206">The DSO-2020 changes its PID to 0x6022 and</text:span><text:line-break/><text:span text:style-name="T206">the DDS120 changes its PID to 0x0120.</text:span></text:p>
      <text:p text:style-name="P9">If the firmware is uploaded successfully, the <text:span text:style-name="T206">LED</text:span> left of the CH1 connector blinks red.</text:p>
      <text:p text:style-name="P9"/>
      <text:p text:style-name="P9"><draw:frame draw:style-name="fr22" draw:name="Bild20" text:anchor-type="paragraph" svg:x="9.668cm" svg:y="0.7cm" svg:width="7.751cm" style:rel-width="scale" svg:height="6.015cm" style:rel-height="scale" draw:z-index="8"><draw:image xlink:href="Pictures/100000000000022E000001B1D5C2326EBE52C00F.png" xlink:type="simple" xlink:show="embed" xlink:actuate="onLoad" draw:mime-type="image/png"/></draw:frame><text:span text:style-name="T162">If the upload takes more than 30 s, please close </text:span><text:span text:style-name="T167">the window</text:span><text:span text:style-name="T162"> and restart the program.</text:span></text:p>
      <text:p text:style-name="P13">This can happen in rare cases when another <text:span text:style-name="T202">high speed</text:span> <text:span text:style-name="T207">USB </text:span>device <text:span text:style-name="T235">blocks</text:span> the same USB bus. </text:p>
      <text:p text:style-name="P13">If this happens, use another USB port of the computer or disconnect the other device. </text:p>
      <text:p text:style-name="P25"/>
      <text:p text:style-name="P25">The oscilloscope sh<text:span text:style-name="T253">all</text:span> be connected to an HS-USB bus alone so that it works undisturbed and also does not interfere with other devices. </text:p>
      <text:p text:style-name="P12"><text:span text:style-name="T182">Under Linux you can check this with: <text:line-break/></text:span><text:span text:style-name="T172">lsusb; lsusb -t</text:span></text:p>
      <text:p text:style-name="P9"/>
      <text:p text:style-name="P97">If the device is ready to use, the scope program starts automatically.</text:p>
      <text:p text:style-name="P9"/>
      <text:p text:style-name="P66"><text:span text:style-name="T203">Follow the </text:span><text:span text:style-name="T205">Quick Start Guide</text:span><text:span text:style-name="T203"> to get a feeling for the program or start </text:span><text:span text:style-name="T204">your</text:span><text:span text:style-name="T203"> real measuring job.</text:span></text:p>
      <text:h text:style-name="P86" text:outline-level="1">Demo Mode</text:h>
      <text:p text:style-name="P57"/>
      <text:p text:style-name="P58">You can explore the look and feel of the program even without having <text:span text:style-name="T211">the</text:span> scope hardware available, just <text:span text:style-name="T213">click the </text:span><text:span text:style-name="T165">Demo Mode</text:span><text:span text:style-name="T213"> button on the </text:span><text:span text:style-name="T189">Select device</text:span><text:span text:style-name="T213"> window<text:line-break/>or </text:span>start <text:span text:style-name="T213">the program</text:span> as: <text:s text:c="2"/><text:span text:style-name="T172">OpenHantek --demoMode</text:span></text:p>
      <text:p text:style-name="P57"/>
      <text:p text:style-name="P57"><draw:frame draw:style-name="fr5" draw:name="Bild37" text:anchor-type="paragraph" svg:x="-0.056cm" svg:y="-0.067cm" svg:width="17cm" svg:height="14.774cm" draw:z-index="50"><draw:image xlink:href="Pictures/100000000000040500000317C13C151052C9479B.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0">OpenHantek with default Linux theme „Breeze“</text:p>
      <text:p text:style-name="P57"/>
      <text:p text:style-name="P57">This demo mode provides <text:span text:style-name="T210">a sawtooth and a square voltage. You can play with gain, timebase and trigger settings, check out the spectrum of the signals or export the data as *.csv, *.json, *.pdf or *.png file.</text:span></text:p>
      <text:h text:style-name="P87" text:outline-level="1"><text:bookmark-start text:name="__RefHeading___Toc2025_515843379"/>Quick Start Guide<text:bookmark-end text:name="__RefHeading___Toc2025_515843379"/></text:h>
      <text:h text:style-name="P107" text:outline-level="1"><draw:frame draw:style-name="fr3" draw:name="Bild33" text:anchor-type="paragraph" svg:x="10.881cm" svg:y="0.113cm" svg:width="6.077cm" svg:height="2.852cm" draw:z-index="30"><draw:image xlink:href="Pictures/1000000000000159000000A2A1A191BE71948E94.png" xlink:type="simple" xlink:show="embed" xlink:actuate="onLoad" draw:mime-type="image/png"/></draw:frame></text:h>
      <text:h text:style-name="P107" text:outline-level="1"><draw:line text:anchor-type="paragraph" draw:z-index="38" draw:name="Form4" draw:style-name="gr2" draw:text-style-name="P138" svg:x1="14.872cm" svg:y1="0.409cm" svg:x2="13.025cm" svg:y2="0.769cm"><text:p/></draw:line><text:bookmark-start text:name="__RefHeading___Toc2027_515843379"/>Use one of the two supplied probes and connect it to CH1.<text:bookmark-end text:name="__RefHeading___Toc2027_515843379"/></text:h>
      <text:h text:style-name="P107" text:outline-level="1"><text:bookmark-start text:name="__RefHeading___Toc2029_515843379"/>Switch the red slider on the probe into the <text:span text:style-name="T163">1</text:span><text:span text:style-name="T164">X</text:span> position.<text:bookmark-end text:name="__RefHeading___Toc2029_515843379"/></text:h>
      <text:h text:style-name="P107" text:outline-level="1"><text:bookmark-start text:name="__RefHeading___Toc2031_515843379"/>Connect the hook of the probe tip to the left calibration out connector.<text:bookmark-end text:name="__RefHeading___Toc2031_515843379"/></text:h>
      <text:h text:style-name="P107" text:outline-level="1"><text:bookmark-start text:name="__RefHeading___Toc2033_515843379"/>Connect the alligator clamp of the probe to the right calibration out connector. <text:bookmark-end text:name="__RefHeading___Toc2033_515843379"/></text:h>
      <text:h text:style-name="P107" text:outline-level="1"><draw:frame draw:style-name="fr21"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42"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107" text:outline-level="1"><draw:line text:anchor-type="paragraph" draw:z-index="12" draw:name="Form2" draw:style-name="gr15" draw:text-style-name="P138" svg:x1="12.315cm" svg:y1="10.523cm" svg:x2="16.12cm" svg:y2="0.672cm"><text:p/></draw:line><text:bookmark-start text:name="__RefHeading___Toc2037_515843379"/>If the trace isn't stable drag the small yellow arrow on the right of the trace a little bit up, <text:span text:style-name="T106">so </text:span>that it is positioned in the middle of the <text:span text:style-name="T106">trace.</text:span><text:bookmark-end text:name="__RefHeading___Toc2037_515843379"/></text:h>
      <text:h text:style-name="P108" text:outline-level="1"><text:bookmark-start text:name="__RefHeading___Toc2039_515843379"/>The trace will snap into position <text:span text:style-name="T105">and the top left red </text:span><text:span text:style-name="T107"><text:s/></text:span><text:span text:style-name="T108">T</text:span><text:span text:style-name="T107">R </text:span><text:span text:style-name="T105"><text:s/>will turn into green </text:span><text:span text:style-name="T109"><text:s/></text:span><text:span text:style-name="T110">T</text:span><text:span text:style-name="T109">R </text:span><text:span text:style-name="T105">.</text:span><text:bookmark-end text:name="__RefHeading___Toc2039_515843379"/></text:h>
      <text:h text:style-name="P108"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107" text:outline-level="1"><draw:frame draw:style-name="fr5" draw:name="Bild22" text:anchor-type="paragraph" svg:x="0cm" svg:y="0.919cm" svg:width="17cm" svg:height="13.51cm" draw:z-index="9"><draw:image xlink:href="Pictures/1000000000000341000002963242195D164C98DE.png" xlink:type="simple" xlink:show="embed" xlink:actuate="onLoad" draw:mime-type="image/png"/></draw:frame><draw:custom-shape text:anchor-type="paragraph" draw:z-index="10" draw:name="Form1" draw:style-name="gr14" draw:text-style-name="P142"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41"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09" text:outline-level="1">OpenHantek with Linux theme „Fusion“ that gives a more compact screen</text:h>
      <text:h text:style-name="P85" text:outline-level="1"><text:bookmark-start text:name="__RefHeading___Toc2043_515843379"/>Using OpenHantek6022<text:bookmark-end text:name="__RefHeading___Toc2043_515843379"/></text:h>
      <text:p text:style-name="P19">The OpenHantek6022 program resembles the typical view of a real hardware oscilloscope, so anyone who has experience with scopes (including analog <text:span text:style-name="T150">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50">top</text:span> line of the window <text:span text:style-name="T250">(marked green)</text:span>. This information <text:span text:style-name="T250">is mandatory</text:span> when reporting issues<text:span text:style-name="T104">.</text:span></text:p>
      <text:p text:style-name="P9"/>
      <text:p text:style-name="P9">The scope functions can be controlled by the four <text:span text:style-name="T243">docks</text:span> (marked orange) on the right: Voltage, Horizontal, Trigger <text:span text:style-name="T243">and </text:span>Spectrum. <text:span text:style-name="T243">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ext:p>
      <text:p text:style-name="P9"><draw:frame draw:style-name="fr2" draw:name="Bild41" text:anchor-type="paragraph" svg:x="0cm" svg:y="0cm" svg:width="17.604cm" svg:height="12.802cm" draw:z-index="0"><draw:image xlink:href="Pictures/10000000000004450000031BFC5E1E0323EAE059.png" xlink:type="simple" xlink:show="embed" xlink:actuate="onLoad" draw:mime-type="image/png"/></draw:frame><draw:custom-shape text:anchor-type="paragraph" draw:z-index="17" draw:name="Form3" draw:style-name="gr11" draw:text-style-name="P137" svg:width="3.938cm" svg:height="2.643cm" svg:x="13.589cm" svg:y="9.546cm"><text:p/><draw:enhanced-geometry svg:viewBox="0 0 21600 21600" draw:type="rectangle" draw:enhanced-path="M 0 0 L 21600 0 21600 21600 0 21600 0 0 Z N"/></draw:custom-shape><draw:custom-shape text:anchor-type="paragraph" draw:z-index="16" draw:name="Form3" draw:style-name="gr12" draw:text-style-name="P137" svg:width="3.915cm" svg:height="2.664cm" svg:x="13.589cm" svg:y="4.68cm"><text:p/><draw:enhanced-geometry svg:viewBox="0 0 21600 21600" draw:type="rectangle" draw:enhanced-path="M 0 0 L 21600 0 21600 21600 0 21600 0 0 Z N"/></draw:custom-shape><draw:custom-shape text:anchor-type="paragraph" draw:z-index="18" draw:name="Form3" draw:style-name="gr10" draw:text-style-name="P137" svg:width="3.899cm" svg:height="3.77cm" svg:x="13.589cm" svg:y="0.91cm"><text:p/><draw:enhanced-geometry svg:viewBox="0 0 21600 21600" draw:type="rectangle" draw:enhanced-path="M 0 0 L 21600 0 21600 21600 0 21600 0 0 Z N"/></draw:custom-shape><draw:custom-shape text:anchor-type="paragraph" draw:z-index="36" draw:name="Form3" draw:style-name="gr4" draw:text-style-name="P140" svg:width="3.918cm" svg:height="2.204cm" svg:x="13.589cm" svg:y="7.343cm"><text:p/><draw:enhanced-geometry svg:viewBox="0 0 21600 21600" draw:type="rectangle" draw:enhanced-path="M 0 0 L 21600 0 21600 21600 0 21600 0 0 Z N"/></draw:custom-shape><draw:custom-shape text:anchor-type="paragraph" draw:z-index="52" draw:name="Form3" draw:style-name="gr1" draw:text-style-name="P137" svg:width="7.899cm" svg:height="0.394cm" svg:x="4.879cm" svg:y="0.035cm"><text:p/><draw:enhanced-geometry svg:viewBox="0 0 21600 21600" draw:type="rectangle" draw:enhanced-path="M 0 0 L 21600 0 21600 21600 0 21600 0 0 Z N"/></draw:custom-shape>The selected settings are automatically saved when you exit and restored the next time you start the program.</text:p>
      <text:p text:style-name="P22">The bottom line shows settings and results of measurement and calculation. </text:p>
      <text:p text:style-name="P9"><draw:frame draw:style-name="fr5" draw:name="Bild24" text:anchor-type="paragraph" svg:x="0.148cm" svg:y="0.15cm" svg:width="17cm" svg:height="0.794cm" draw:z-index="51"><draw:image xlink:href="Pictures/1000000000000321000000266B110DAB07D4471F.png" xlink:type="simple" xlink:show="embed" xlink:actuate="onLoad" draw:mime-type="image/png"/></draw:frame></text:p>
      <text:h text:style-name="P92" text:outline-level="2"><text:bookmark-start text:name="__RefHeading___Toc2045_515843379"/>Voltage<text:bookmark-end text:name="__RefHeading___Toc2045_515843379"/></text:h>
      <text:p text:style-name="P1"><draw:frame draw:style-name="fr20" draw:name="Bild32" text:anchor-type="paragraph" svg:x="0cm" svg:y="0.176cm" svg:width="5.812cm" svg:height="5.812cm" draw:z-index="55"><draw:image xlink:href="Pictures/10000000000000E9000000E9690CCB391A7F5A68.png" xlink:type="simple" xlink:show="embed" xlink:actuate="onLoad" draw:mime-type="image/png"/></draw:frame><text:span text:style-name="Absatz-Standardschriftart"><text:span text:style-name="T15">Both channels measure the voltage related to GND. <text:s/></text:span></text:span></text:p>
      <text:p text:style-name="P24">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75">CH1</text:span></text:span><text:span text:style-name="Absatz-Standardschriftart"><text:span text:style-name="T15"> or </text:span></text:span><text:span text:style-name="Absatz-Standardschriftart"><text:span text:style-name="T75">CH2</text:span></text:span><text:span text:style-name="Absatz-Standardschriftart"><text:span text:style-name="T15">. Input signal polarity can be </text:span></text:span><text:span text:style-name="Absatz-Standardschriftart"><text:span text:style-name="T75">Invert</text:span></text:span><text:span text:style-name="Absatz-Standardschriftart"><text:span text:style-name="T15">ed.</text:span></text:span></text:p>
      <text:p text:style-name="Preformatted_20_Text"><text:span text:style-name="Absatz-Standardschriftart"><text:span text:style-name="T76">AC/DC</text:span></text:span><text:span text:style-name="Absatz-Standardschriftart"><text:span text:style-name="T28"> coupling can be selected if the scope's HW supports this feature </text:span></text:span><text:span text:style-name="Absatz-Standardschriftart"><text:span text:style-name="T29">(→</text:span></text:span><text:span text:style-name="Absatz-Standardschriftart"><text:span text:style-name="T33"> </text:span></text:span><text:span text:style-name="Absatz-Standardschriftart"><text:span text:style-name="T53">Help menu entry </text:span></text:span><text:span text:style-name="Absatz-Standardschriftart"><text:span text:style-name="T177">AC </text:span></text:span><text:span text:style-name="Absatz-Standardschriftart"><text:span text:style-name="T178">Modification</text:span></text:span><text:span text:style-name="Absatz-Standardschriftart"><text:span text:style-name="T29">)</text:span></text:span><text:span text:style-name="Absatz-Standardschriftart"><text:span text:style-name="T28">.</text:span></text:span></text:p>
      <text:p text:style-name="P9"><draw:frame draw:style-name="fr19"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187">yellow and blue </text:span>on the front of the scope hardware.</text:p>
      <text:p text:style-name="P9">The maximum measurable input signal range is -5 V … +5 V, values outside this range are clipped (shown as minimum or maximum value). </text:p>
      <text:p text:style-name="P23">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82">probe</text:span></text:span><text:span text:style-name="Absatz-Standardschriftart"><text:span text:style-name="T83"> </text:span></text:span><text:span text:style-name="Absatz-Standardschriftart"><text:span text:style-name="T84">attenuation</text:span></text:span><text:span text:style-name="Absatz-Standardschriftart"><text:span text:style-name="T15"> </text:span></text:span><text:span text:style-name="Absatz-Standardschriftart"><text:span text:style-name="T37">box </text:span></text:span><text:span text:style-name="Absatz-Standardschriftart"><text:span text:style-name="T15">eases the usage of this </text:span></text:span><text:span text:style-name="Absatz-Standardschriftart"><text:span text:style-name="T87">x</text:span></text:span><text:span text:style-name="Absatz-Standardschriftart"><text:span text:style-name="T86">10</text:span></text:span><text:span text:style-name="Absatz-Standardschriftart"><text:span text:style-name="T15"> range by multiplying the displayed value by 10 (the measured example value of 1.2 V from above will be displayed correctly as 12 V). </text:span></text:span><text:span text:style-name="Absatz-Standardschriftart"><text:span text:style-name="T37">To support a variety of different probes, you can type in any attenuation factor 1..1000 or simply scroll up/down. </text:span></text:span></text:p>
      <text:p text:style-name="P4"><text:span text:style-name="Absatz-Standardschriftart"><text:span text:style-name="T15">The </text:span></text:span><text:span text:style-name="Absatz-Standardschriftart"><text:span text:style-name="T75">MATH</text:span></text:span><text:span text:style-name="Absatz-Standardschriftart"><text:span text:style-name="T15"> channel (purple color) allows simple calculations with measured signals: </text:span></text:span></text:p>
      <text:list xml:id="list2957341381" text:style-name="L1">
        <text:list-item>
          <text:p text:style-name="P103"><text:span text:style-name="Absatz-Standardschriftart"><text:span text:style-name="T15">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33">Math mode CH1*CH2 can be used to calculate the momentary power as product of voltage and current (when current is measured with a 1 Ω shunt in the GND line then 1 V in MATH display equates a power of 1 W). Or you can use a current probe <text:span text:style-name="T151">and scale accordingly</text:span>.</text:p>
      <text:p text:style-name="P33">The AC modes calculate the AC component of a channel by averaging over the sampled signal and subtracting this value from the samples, leaving only AC.</text:p>
      <text:p text:style-name="P33">The scope also calculates typical values of each active channel and displays them in the colored bottom lines, the values from left to right are:</text:p>
      <text:p text:style-name="P34">Channel name, <text:span text:style-name="T170">AC/DC</text:span> <text:span text:style-name="T170">coupling </text:span>or math mode, voltage range, spectrum range, <text:line-break/><text:span text:style-name="T234">peak-to-peak voltage (Vpp), DC voltage component, AC voltage component, true </text:span>RMS voltage ( i.e. sqrt( DC² + AC² ) ), <text:span text:style-name="T234">RMS displayed as dB, power dissipation on a defined load (optional, load resistance can be set in </text:span><text:span text:style-name="T143">O</text:span><text:span text:style-name="T234">scilloscope/</text:span><text:span text:style-name="T143">S</text:span><text:span text:style-name="T234">ettings/</text:span><text:span text:style-name="T143">A</text:span><text:span text:style-name="T234">nalysis), the THD of the signal (optional, can be enabled in </text:span><text:span text:style-name="T143">O</text:span><text:span text:style-name="T234">scilloscope/</text:span><text:span text:style-name="T143">S</text:span><text:span text:style-name="T234">ettings/</text:span><text:span text:style-name="T143">A</text:span><text:span text:style-name="T234">nalysis) and finally the signal frequency.</text:span></text:p>
      <text:p text:style-name="P1"><text:span text:style-name="Absatz-Standardschriftart"><text:span text:style-name="T111">A red channel marking (e.g. </text:span></text:span><text:span text:style-name="Absatz-Standardschriftart"><text:span text:style-name="T112">CH1</text:span></text:span><text:span text:style-name="Absatz-Standardschriftart"><text:span text:style-name="T111">) warns when the input signal exceeds the channel's physical input range and clipping has occurred.</text:span></text:span></text:p>
      <text:h text:style-name="P90" text:outline-level="2"><text:bookmark-start text:name="__RefHeading___Toc2047_515843379"/><text:soft-page-break/>Horizontal<text:bookmark-end text:name="__RefHeading___Toc2047_515843379"/></text:h>
      <text:p text:style-name="P1"><draw:frame draw:style-name="fr18" draw:name="Bild42" text:anchor-type="paragraph" svg:x="0.023cm" svg:y="0.178cm" svg:width="5.392cm" svg:height="3.819cm" draw:z-index="56"><draw:image xlink:href="Pictures/10000000000000E9000000A51DF262721729AC6B.png" xlink:type="simple" xlink:show="embed" xlink:actuate="onLoad" draw:mime-type="image/png"/></draw:frame><text:span text:style-name="Absatz-Standardschriftart"><text:span text:style-name="T15">The displayed time range of the trace can be selected by </text:span></text:span><text:span text:style-name="Absatz-Standardschriftart"><text:span text:style-name="T75">Timebase</text:span></text:span><text:span text:style-name="Absatz-Standardschriftart"><text:span text:style-name="T15"> between 10 ns/div and 100 ms/div in 1/2/5 steps. The display's width is 10 div, marked with vertical dotted lines on the screen.</text:span></text:span></text:p>
      <text:p text:style-name="P38"><text:span text:style-name="Absatz-Standardschriftart"><text:span text:style-name="T15">The optimal </text:span></text:span><text:span text:style-name="Absatz-Standardschriftart"><text:span text:style-name="T75">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31"><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00">0</text:span> MS/s a <text:span text:style-name="T200">2</text:span> <text:span text:style-name="T161">to 200 times</text:span> oversampling is used, i.e. to get 20 kS @ 1 MS/s the scope samples 200 kS @ 10 MS/s and averages over 10 samples each to decrease the noise floor by 10..<text:span text:style-name="T161">20 </text:span>dB. <text:span text:style-name="T230">This</text:span> increase the effective <text:span text:style-name="T161">resolution</text:span> of the 8-bit ADC to almost 10..<text:span text:style-name="T161">12</text:span> bit <text:span text:style-name="T230">at low speed operation</text:span>. </text:p>
      <text:p text:style-name="P14">(<text:span text:style-name="T161">E</text:span>ach 4X oversampling adds one bit, 4X → 9 bit, 16X→10 bit, <text:span text:style-name="T161">64X→11 bit, 256x → 12 bit</text:span>…). <text:s/></text:p>
      <text:p text:style-name="P1"><text:span text:style-name="T175">→</text:span><text:span text:style-name="T179"> </text:span><text:a xlink:type="simple" xlink:href="https://www.silabs.com/documents/public/application-notes/an118.pdf" text:style-name="Internet_20_link" text:visited-style-name="Visited_20_Internet_20_Link"><text:span text:style-name="T175">https://www.silabs.com/documents/public/application-notes/an118.pdf</text:span></text:a></text:p>
      <text:p text:style-name="P1"><draw:frame draw:style-name="fr17"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5"/></text:span></text:p>
      <text:p text:style-name="P9">An overview of all settings is also visible top right of the trace window.</text:p>
      <text:p text:style-name="P1"><text:span text:style-name="Absatz-Standardschriftart"><text:span text:style-name="T70"/></text:span></text:p>
      <text:p text:style-name="P1"><text:span text:style-name="Absatz-Standardschriftart"><text:span text:style-name="T75">Format</text:span></text:span><text:span text:style-name="Absatz-Standardschriftart"><text:span text:style-name="T15"> selects T-Y (i.e. normal scope display, voltage (Y) over time (X)) <text:line-break/>or X-Y (CH1 = X, CH2 = Y</text:span></text:span><text:span text:style-name="Absatz-Standardschriftart"><text:span text:style-name="T32">)</text:span></text:span><text:span text:style-name="Absatz-Standardschriftart"><text:span text:style-name="T15">, the </text:span></text:span><text:span text:style-name="Absatz-Standardschriftart"><text:span text:style-name="T32">horizontal </text:span></text:span><text:span text:style-name="Absatz-Standardschriftart"><text:span text:style-name="T15">position on the screen can be changed by dragging the </text:span></text:span><text:span text:style-name="Absatz-Standardschriftart"><text:span text:style-name="T32">trigger marker on the top, the vertical position on the screen can be changed by dragging </text:span></text:span><text:span text:style-name="Absatz-Standardschriftart"><text:span text:style-name="T15">channel CH2 left of the traces window.</text:span></text:span></text:p>
      <text:p text:style-name="P36"><text:span text:style-name="Absatz-Standardschriftart"><text:span text:style-name="T75">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8">This can be used as a simple signal generator. </text:span></text:span><text:span text:style-name="Absatz-Standardschriftart"><text:span text:style-name="T43">The </text:span></text:span><text:span text:style-name="Absatz-Standardschriftart"><text:span text:style-name="T44">output signal is created by software, so at high frequencies a phase jitter may occur (±250ns). </text:span></text:span></text:p>
      <text:p text:style-name="P1"><text:span text:style-name="Absatz-Standardschriftart"><text:span text:style-name="T15">Two </text:span></text:span><text:span text:style-name="Absatz-Standardschriftart"><text:span text:style-name="T75">Markers</text:span></text:span><text:span text:style-name="Absatz-Standardschriftart"><text:span text:style-name="T15"> (vertical lines, marked with 1 and 2) allow </text:span></text:span><text:span text:style-name="Absatz-Standardschriftart"><text:span text:style-name="T29">to measure </text:span></text:span><text:span text:style-name="Absatz-Standardschriftart"><text:span text:style-name="T15">time </text:span></text:span><text:span text:style-name="Absatz-Standardschriftart"><text:span text:style-name="T29">as well </text:span></text:span><text:span text:style-name="Absatz-Standardschriftart"><text:span text:style-name="T31">as </text:span></text:span><text:span text:style-name="Absatz-Standardschriftart"><text:span text:style-name="T29">frequency </text:span></text:span><text:span text:style-name="Absatz-Standardschriftart"><text:span text:style-name="T15">of the traces by dragging the lines. New markers can be positioned also by click and drag inside the trace window. </text:span></text:span><text:span text:style-name="Absatz-Standardschriftart"><text:span text:style-name="T49">&lt;D</text:span></text:span><text:span text:style-name="Absatz-Standardschriftart"><text:span text:style-name="T42">ouble click</text:span></text:span><text:span text:style-name="Absatz-Standardschriftart"><text:span text:style-name="T49">&gt;</text:span></text:span><text:span text:style-name="Absatz-Standardschriftart"><text:span text:style-name="T42"> creates two markers with a distance of 1</text:span></text:span><text:span text:style-name="Absatz-Standardschriftart"><text:span text:style-name="T48">0</text:span></text:span><text:span text:style-name="Absatz-Standardschriftart"><text:span text:style-name="T42">% of the screen width, </text:span></text:span><text:span text:style-name="Absatz-Standardschriftart"><text:span text:style-name="T48">allowing</text:span></text:span><text:span text:style-name="Absatz-Standardschriftart"><text:span text:style-name="T42"> a </text:span></text:span><text:span text:style-name="Absatz-Standardschriftart"><text:span text:style-name="T49">10x </text:span></text:span><text:span text:style-name="Absatz-Standardschriftart"><text:span text:style-name="T42">zoom. </text:span></text:span><text:span text:style-name="Absatz-Standardschriftart"><text:span text:style-name="T49">&lt;</text:span></text:span><text:span text:style-name="Absatz-Standardschriftart"><text:span text:style-name="T52">Control</text:span></text:span><text:span text:style-name="Absatz-Standardschriftart"><text:span text:style-name="T49">&gt; </text:span></text:span><text:span text:style-name="Absatz-Standardschriftart"><text:span text:style-name="T48">d</text:span></text:span><text:span text:style-name="Absatz-Standardschriftart"><text:span text:style-name="T51">ecreases the distance to</text:span></text:span><text:span text:style-name="Absatz-Standardschriftart"><text:span text:style-name="T48"> 1% → </text:span></text:span><text:span text:style-name="Absatz-Standardschriftart"><text:span text:style-name="T49">100x </text:span></text:span><text:span text:style-name="Absatz-Standardschriftart"><text:span text:style-name="T48">zoom, </text:span></text:span><text:span text:style-name="Absatz-Standardschriftart"><text:span text:style-name="T49">&lt;</text:span></text:span><text:span text:style-name="Absatz-Standardschriftart"><text:span text:style-name="T52">Shift</text:span></text:span><text:span text:style-name="Absatz-Standardschriftart"><text:span text:style-name="T49">&gt; </text:span></text:span><text:span text:style-name="Absatz-Standardschriftart"><text:span text:style-name="T51">centers the </text:span></text:span><text:span text:style-name="Absatz-Standardschriftart"><text:span text:style-name="T50">markers </text:span></text:span><text:span text:style-name="Absatz-Standardschriftart"><text:span text:style-name="T49">around the trigger position. </text:span></text:span><text:span text:style-name="Absatz-Standardschriftart"><text:span text:style-name="T51">Both modifiers can be combined.</text:span></text:span><text:span text:style-name="Absatz-Standardschriftart"><text:span text:style-name="T42"><text:line-break/></text:span></text:span><text:span text:style-name="Absatz-Standardschriftart"><text:span text:style-name="T49">&lt;R</text:span></text:span><text:span text:style-name="Absatz-Standardschriftart"><text:span text:style-name="T42">ight double click</text:span></text:span><text:span text:style-name="Absatz-Standardschriftart"><text:span text:style-name="T49">&gt;</text:span></text:span><text:span text:style-name="Absatz-Standardschriftart"><text:span text:style-name="T42"> </text:span></text:span><text:span text:style-name="Absatz-Standardschriftart"><text:span text:style-name="T44">moves</text:span></text:span><text:span text:style-name="Absatz-Standardschriftart"><text:span text:style-name="T42"> </text:span></text:span><text:span text:style-name="Absatz-Standardschriftart"><text:span text:style-name="T51">the </text:span></text:span><text:span text:style-name="Absatz-Standardschriftart"><text:span text:style-name="T48">markers</text:span></text:span><text:span text:style-name="Absatz-Standardschriftart"><text:span text:style-name="T42"> out of the way </text:span></text:span><text:span text:style-name="Absatz-Standardschriftart"><text:span text:style-name="T48">to the left and right </text:span></text:span><text:span text:style-name="Absatz-Standardschriftart"><text:span text:style-name="T51">screen margins</text:span></text:span><text:span text:style-name="Absatz-Standardschriftart"><text:span text:style-name="T42">. </text:span></text:span></text:p>
      <text:p text:style-name="P37"><text:span text:style-name="Absatz-Standardschriftart"><text:span text:style-name="T52">&lt;Scroll wheel&gt; moves both markers left/right, &lt;Ctrl scroll wheel&gt; changes their distance.</text:span></text:span></text:p>
      <text:p text:style-name="P9"><draw:frame draw:style-name="fr5" draw:name="Bild39" text:anchor-type="paragraph" svg:x="0.116cm" svg:y="0.286cm" svg:width="17cm" svg:height="1.342cm" draw:z-index="32"><draw:image xlink:href="Pictures/10000000000002F80000003CEF045C3BAE0A03B2.png" xlink:type="simple" xlink:show="embed" xlink:actuate="onLoad" draw:mime-type="image/png"/></draw:frame></text:p>
      <text:p text:style-name="P9"/>
      <text:p text:style-name="P29"/>
      <text:p text:style-name="P29"/>
      <text:p text:style-name="P29"><draw:frame draw:style-name="fr9" draw:name="Bild5" text:anchor-type="paragraph" svg:x="0cm" svg:y="0.263cm" svg:width="1.427cm" svg:height="4.456cm" draw:z-index="35"><draw:image xlink:href="Pictures/100000000000002900000080C3F269BDE0ACDEEC.png" xlink:type="simple" xlink:show="embed" xlink:actuate="onLoad" draw:mime-type="image/png"/></draw:frame></text:p>
      <text:p text:style-name="P1"><text:span text:style-name="Absatz-Standardschriftart"><text:span text:style-name="T15">- The digital </text:span></text:span><text:span text:style-name="Absatz-Standardschriftart"><text:span text:style-name="T46">P</text:span></text:span><text:span text:style-name="Absatz-Standardschriftart"><text:span text:style-name="T15">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 </text:span></text:span><text:span text:style-name="Absatz-Standardschriftart"><text:span text:style-name="T46">(shortcut &lt;P&gt;)</text:span></text:span><text:span text:style-name="Absatz-Standardschriftart"><text:span text:style-name="T15">.</text:span></text:span></text:p>
      <text:p text:style-name="P1"><text:span text:style-name="Absatz-Standardschriftart"><text:span text:style-name="T15">- </text:span></text:span><text:span text:style-name="Absatz-Standardschriftart"><text:span text:style-name="T39">The </text:span></text:span><text:span text:style-name="Absatz-Standardschriftart"><text:span text:style-name="T46">H</text:span></text:span><text:span text:style-name="Absatz-Standardschriftart"><text:span text:style-name="T39">istogram <text:s/>(gaussian </text:span></text:span><text:span text:style-name="Absatz-Standardschriftart"><text:span text:style-name="T45">bell</text:span></text:span><text:span text:style-name="Absatz-Standardschriftart"><text:span text:style-name="T39"> </text:span></text:span><text:span text:style-name="Absatz-Standardschriftart"><text:span text:style-name="T45">icon</text:span></text:span><text:span text:style-name="Absatz-Standardschriftart"><text:span text:style-name="T39">) shows the probability density </text:span></text:span><text:span text:style-name="Absatz-Standardschriftart"><text:span text:style-name="T40">function </text:span></text:span><text:span text:style-name="Absatz-Standardschriftart"><text:span text:style-name="T39">of the signal voltage </text:span></text:span><text:span text:style-name="Absatz-Standardschriftart"><text:span text:style-name="T41">at the right</text:span></text:span><text:span text:style-name="Absatz-Standardschriftart"><text:span text:style-name="T39"> </text:span></text:span><text:span text:style-name="Absatz-Standardschriftart"><text:span text:style-name="T40">to identify hidden structures of </text:span></text:span><text:span text:style-name="Absatz-Standardschriftart"><text:span text:style-name="T45">the</text:span></text:span><text:span text:style-name="Absatz-Standardschriftart"><text:span text:style-name="T40"> signal. </text:span></text:span><text:span text:style-name="Absatz-Standardschriftart"><text:span text:style-name="T46">(&lt;H&gt;).</text:span></text:span><text:span text:style-name="Absatz-Standardschriftart"><text:span text:style-name="T39"> </text:span></text:span></text:p>
      <text:p text:style-name="P29"><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9"><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93" text:outline-level="2"><text:bookmark-start text:name="__RefHeading___Toc2049_515843379"/>Trigger<text:bookmark-end text:name="__RefHeading___Toc2049_515843379"/></text:h>
      <text:p text:style-name="P39"><draw:frame draw:style-name="fr16" draw:name="Bild3" text:anchor-type="paragraph" svg:x="0cm" svg:y="0.093cm" svg:width="5.944cm" svg:height="3.445cm" draw:z-index="57"><draw:image xlink:href="Pictures/10000000000000E900000087F5F6065DC296E6F2.png" xlink:type="simple" xlink:show="embed" xlink:actuate="onLoad" draw:mime-type="image/png"/></draw:frame><text:span text:style-name="Absatz-Standardschriftart"><text:span text:style-name="T15">Triggering allows to display a stationary trace by fixing a rising or falling </text:span></text:span><text:span text:style-name="Absatz-Standardschriftart"><text:span text:style-name="T75">Slope</text:span></text:span><text:span text:style-name="Absatz-Standardschriftart"><text:span text:style-name="T15"> of the signal of the selected </text:span></text:span><text:span text:style-name="Absatz-Standardschriftart"><text:span text:style-name="T75">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5">Trigger </text:span></text:span><text:span text:style-name="Absatz-Standardschriftart"><text:span text:style-name="T75">Mode</text:span></text:span><text:span text:style-name="Absatz-Standardschriftart"><text:span text:style-name="T15"> can be:</text:span></text:span></text:p>
      <text:list xml:id="list2885605136" text:style-name="L2">
        <text:list-item>
          <text:p text:style-name="P98"><text:span text:style-name="T223">Roll</text:span> - display a free running trace (<text:span text:style-name="T222">useful for slow timebases - due to the omission of the software triggering the display is refreshed permanently in </text:span><text:span text:style-name="T190">real-time</text:span><text:span text:style-name="T222">)</text:span></text:p>
        </text:list-item>
        <text:list-item>
          <text:p text:style-name="P99">Auto - display a running trace even if no trigger point is detected</text:p>
        </text:list-item>
        <text:list-item>
          <text:p text:style-name="P100">Normal - display no trace without active trigger, hold the last triggered trace</text:p>
        </text:list-item>
        <text:list-item>
          <text:p text:style-name="P100">Single - display a new <text:span text:style-name="T159">triggered</text:span> trace every time the space bar is pressed</text:p>
        </text:list-item>
      </text:list>
      <text:p text:style-name="P9"/>
      <text:p text:style-name="P67">The play/pause icon <text:span text:style-name="T114">  </text:span><text:span text:style-name="T120">(top left) </text:span><text:span text:style-name="T121">st</text:span><text:span text:style-name="T120">arts and </text:span><text:span text:style-name="T121">stop</text:span><text:span text:style-name="T120">s the display during Auto and Normal mode. </text:span></text:p>
      <text:p text:style-name="P9"><text:span text:style-name="T209">The keyboard shortcuts &lt;S</text:span>pacebar<text:span text:style-name="T208">&gt;</text:span> <text:span text:style-name="T208">or &lt;Pause&gt; or the key &lt;S&gt;</text:span> <text:span text:style-name="T209">also work as </text:span><text:span text:style-name="T136">S</text:span><text:span text:style-name="T209">tart / </text:span><text:span text:style-name="T136">S</text:span><text:span text:style-name="T209">top.</text:span><text:line-break/>If the &lt;<text:span text:style-name="T212">S</text:span>pacebar<draw:frame draw:style-name="fr15" draw:name="Bild29" text:anchor-type="char" svg:x="2.981cm" svg:width="0.621cm" svg:height="0.575cm" draw:z-index="44"><draw:image xlink:href="Pictures/100000000000001C0000001AF2D04888A2D09E2E.png" xlink:type="simple" xlink:show="embed" xlink:actuate="onLoad" draw:mime-type="image/png"/></draw:frame>&gt; does not work under Windows, you <text:span text:style-name="T212">should</text:span> use the other alternatives. </text:p>
      <text:p text:style-name="P32"><text:span text:style-name="T13">The refresh icon </text:span><text:span text:style-name="T99">(key &lt;R&gt;) </text:span><text:span text:style-name="T98">clears the screen and </text:span><text:span text:style-name="T97">starts </text:span><text:span text:style-name="T100">a </text:span><text:span text:style-name="T97">new </text:span><text:span text:style-name="T101">trace</text:span><text:span text:style-name="T97"> in roll mode.</text:span></text:p>
      <text:p text:style-name="P9"/>
      <text:p text:style-name="P7">Trigger <text:span text:style-name="T142">Source</text:span> can <text:span text:style-name="T233">be </text:span>CH1 <text:span text:style-name="T233">or</text:span> CH2</text:p>
      <text:p text:style-name="P6"/>
      <text:p text:style-name="P6">Trigger Slope:</text:p>
      <text:list xml:id="list3593506102" text:style-name="L3">
        <text:list-item>
          <text:p text:style-name="P104"><text:span text:style-name="T14">↗</text:span><text:span text:style-name="T7"> <text:s/></text:span><text:span text:style-name="T8">Triggers on rising slope</text:span></text:p>
        </text:list-item>
        <text:list-item>
          <text:p text:style-name="P105"><text:span text:style-name="T14">↘</text:span><text:span text:style-name="T7"> <text:s/></text:span><text:span text:style-name="T8">Triggers on falling slope</text:span></text:p>
        </text:list-item>
        <text:list-item>
          <text:p text:style-name="P106"><text:span text:style-name="T130">⤨</text:span><text:span text:style-name="T7"> <text:s text:c="2"/></text:span><text:span text:style-name="T3">Triggers alternatively on rising and falling slope</text:span></text:p>
        </text:list-item>
      </text:list>
      <text:p text:style-name="P8"><text:span text:style-name="T236">Trigger setting can be </text:span><text:span text:style-name="T166">HF</text:span><text:span text:style-name="T233"> (trigger </text:span><text:span text:style-name="T3">even on fast spikes or glitches</text:span><text:span text:style-name="T233">), </text:span><text:span text:style-name="T166">Normal</text:span><text:span text:style-name="T233"> or </text:span><text:span text:style-name="T166">LF</text:span><text:span text:style-name="T233"> (t</text:span><text:span text:style-name="T3">rigger on „stable“ slope </text:span><text:span text:style-name="T160">only</text:span><text:span text:style-name="T3">, </text:span><text:span text:style-name="T160">ignore</text:span><text:span text:style-name="T3"> fast spikes</text:span><text:span text:style-name="T233">)</text:span><text:span text:style-name="T3">. </text:span></text:p>
      <text:p text:style-name="P20"/>
      <text:p text:style-name="P1"><draw:frame draw:style-name="fr14"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3"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B55BAA033DAB519C.png" xlink:type="simple" xlink:show="embed" xlink:actuate="onLoad" draw: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79">TR</text:span></text:span><text:span text:style-name="Absatz-Standardschriftart"><text:span text:style-name="T15"> = triggered, </text:span></text:span><text:span text:style-name="Absatz-Standardschriftart"><text:span text:style-name="T80">TR</text:span></text:span><text:span text:style-name="Absatz-Standardschriftart"><text:span text:style-name="T15"> = not triggered), source, slope, </text:span></text:span><text:span text:style-name="Absatz-Standardschriftart"><text:span text:style-name="T30">voltage </text:span></text:span><text:span text:style-name="Absatz-Standardschriftart"><text:span text:style-name="T15">level and </text:span></text:span><text:span text:style-name="Absatz-Standardschriftart"><text:span text:style-name="T30">horizontal </text:span></text:span><text:span text:style-name="Absatz-Standardschriftart"><text:span text:style-name="T15">position are displayed in the upper left corner of the trace window </text:span></text:span><text:span text:style-name="Absatz-Standardschriftart"><text:span text:style-name="T30">followed by the pulse width of the triggered pulse and the following pulse in opposite direction and the duty cycle</text:span></text:span><text:span text:style-name="Absatz-Standardschriftart"><text:span text:style-name="T15">.</text:span></text:span></text:p>
      <text:p text:style-name="P27"/>
      <text:p text:style-name="P30"><draw:frame draw:style-name="fr12"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31">⤨</text:span><text:span text:style-name="T90">:</text:span><text:span text:style-name="T9"> <text:line-break/></text:span><text:span text:style-name="T10">Triggers on </text:span><text:span text:style-name="T9">alternating slope</text:span><text:span text:style-name="T10">s. Can be used together with </text:span><text:span text:style-name="T89">digital phosphor</text:span><text:span text:style-name="T10"> to show a kind of e</text:span><text:span text:style-name="T89">ye diagram</text:span><text:span text:style-name="T10">, either triggered on the signal itself or by a stable trigger signal<text:line-break/>on the other scope channel.</text:span></text:p>
      <text:h text:style-name="P95" text:outline-level="3"><text:bookmark-start text:name="__RefHeading___Toc2051_515843379"/>Spectrum<text:bookmark-end text:name="__RefHeading___Toc2051_515843379"/></text:h>
      <text:p text:style-name="P1"><draw:frame draw:style-name="fr11" draw:name="Bild8" text:anchor-type="paragraph" svg:x="0cm" svg:y="0.064cm" svg:width="4.893cm" svg:height="3.464cm" draw:z-index="58"><draw:image xlink:href="Pictures/10000000000000E9000000A566111D62F4F4EF33.png" xlink:type="simple" xlink:show="embed" xlink:actuate="onLoad" draw:mime-type="image/png"/></draw:frame><text:span text:style-name="Absatz-Standardschriftart"><text:span text:style-name="T15">The program calculates the voltage spectrum of the three channels using the discrete FFT and displays the results if enabled.</text:span></text:span></text:p>
      <text:p text:style-name="P1"><text:span text:style-name="T15">The displayed values are shown as dBV </text:span><text:span text:style-name="T57">(</text:span><text:span text:style-name="T15">0 dBV equals 1 V rms</text:span><text:span text:style-name="T57">) </text:span><text:span text:style-name="T66">or based on another reference level, see below</text:span><text:span text:style-name="T15">.<text:line-break/></text:span><text:span text:style-name="Absatz-Standardschriftart"><text:span text:style-name="T85">The </text:span></text:span><text:span text:style-name="Absatz-Standardschriftart"><text:span text:style-name="T75">Frequencybase</text:span></text:span><text:span text:style-name="Absatz-Standardschriftart"><text:span text:style-name="T85"> setting selects the resolution of the spectrum in Hz/div.</text:span></text:span></text:p>
      <text:p text:style-name="P1"><text:span text:style-name="Absatz-Standardschriftart"><text:span text:style-name="T85"/></text:span></text:p>
      <text:p text:style-name="P40"><text:span text:style-name="Absatz-Standardschriftart"><text:span text:style-name="T15">The applied </text:span></text:span><text:span text:style-name="Absatz-Standardschriftart"><text:span text:style-name="T75">Window function</text:span></text:span><text:span text:style-name="Absatz-Standardschriftart"><text:span text:style-name="T15"> as well as the reference </text:span></text:span><text:span text:style-name="Absatz-Standardschriftart"><text:span text:style-name="T66">level</text:span></text:span><text:span text:style-name="Absatz-Standardschriftart"><text:span text:style-name="T15"> for the spectrum calculation can be changed in th</text:span></text:span><text:span text:style-name="Absatz-Standardschriftart"><text:span text:style-name="T63">e</text:span></text:span><text:span text:style-name="Absatz-Standardschriftart"><text:span text:style-name="T15"> menu: </text:span></text:span><text:span text:style-name="T71">O</text:span><text:span text:style-name="T15">scilloscope / </text:span><text:span text:style-name="T71">S</text:span><text:span text:style-name="T88">e</text:span><text:span text:style-name="T15">ttings / </text:span><text:span text:style-name="T73">A</text:span><text:span text:style-name="T56">nalysis</text:span></text:p>
      <text:p text:style-name="P1"><draw:frame draw:style-name="fr2" draw:name="Bild6" text:anchor-type="paragraph" svg:x="0cm" svg:y="0cm" svg:width="5.53cm" svg:height="1.376cm" draw:z-index="47"><draw:image xlink:href="Pictures/10000000000000D1000000340590DA92C7053A33.png" xlink:type="simple" xlink:show="embed" xlink:actuate="onLoad" draw:mime-type="image/png"/></draw:frame><draw:frame draw:style-name="fr5" draw:name="Bild7" text:anchor-type="paragraph" svg:x="2.249cm" svg:y="0.139cm" svg:width="14.217cm" svg:height="5.046cm" draw:z-index="48"><draw:image xlink:href="Pictures/100000000000036C00000137048E5D8907A44425.png" xlink:type="simple" xlink:show="embed" xlink:actuate="onLoad" draw:mime-type="image/png"/></draw:frame><text:span text:style-name="Absatz-Standardschriftart"><text:span text:style-name="T15"/></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33">Hann</text:span> (raised cosine), <text:span text:style-name="T133">Gauss</text:span> or <text:span text:style-name="T133">Flat top</text:span>. The <text:span text:style-name="T152">Hann</text:span> window has the best frequency selectivity (narrowest bandwidth) while the <text:span text:style-name="T152">Flat top</text:span> window allows accurate amplitude measurements. Gauss <text:span text:style-name="T158">window characteristic </text:span>is in between. </text:p>
      <text:p text:style-name="P9">The Flat top window is typically employed on data where frequency peaks are distinct and well separated from each other <text:span text:style-name="T113">(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3">minimum frequency is always zero, </text:span></text:span><text:span text:style-name="Absatz-Standardschriftart"><text:span text:style-name="T15">the maximum frequency is limited to the </text:span></text:span><text:span text:style-name="Absatz-Standardschriftart"><text:span text:style-name="T115">Nyquist frequency, </text:span></text:span><text:span text:style-name="Absatz-Standardschriftart"><text:span text:style-name="T116">this is</text:span></text:span><text:span text:style-name="Absatz-Standardschriftart"><text:span text:style-name="T115"> </text:span></text:span><text:span text:style-name="Absatz-Standardschriftart"><text:span text:style-name="T116">half the</text:span></text:span><text:span text:style-name="Absatz-Standardschriftart"><text:span text:style-name="T15"> sampling rate.</text:span></text:span></text:p>
      <text:p text:style-name="P9">A lower sampling rate yields a narrower frequency lobe and increases the selectivity while a higher sampling rate allows to display a wider frequency range <text:span text:style-name="T158">at the cost of less selectivity.</text:span></text:p>
      <text:p text:style-name="P1"><text:span text:style-name="Absatz-Standardschriftart"><text:span text:style-name="T81">Important:</text:span></text:span><text:span text:style-name="Absatz-Standardschriftart"><text:span text:style-name="T15"> Sampling </text:span></text:span><text:span text:style-name="Absatz-Standardschriftart"><text:span text:style-name="T23">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68"><text:span text:style-name="Absatz-Standardschriftart"><text:span text:style-name="T15">The default </text:span></text:span><text:span text:style-name="Absatz-Standardschriftart"><text:span text:style-name="T75">Reference level</text:span></text:span><text:span text:style-name="Absatz-Standardschriftart"><text:span text:style-name="T81"> </text:span></text:span><text:span text:style-name="Absatz-Standardschriftart"><text:span text:style-name="T15">of 0 dBV converts a 1 V rms sinusoidal signal into a displayed <text:line-break/>0 dB amplitude frequency peak.<text:line-break/></text:span></text:span><text:span text:style-name="T15">Professional audio measurements typically use dBu (aka. </text:span><text:span text:style-name="T23">dB</text:span><text:span text:style-name="T15">m </text:span><text:span text:style-name="T58">@ 600 </text:span><text:span text:style-name="T122">Ω</text:span><text:span text:style-name="T58"> load</text:span><text:span text:style-name="T15">):<text:line-break/> <text:s/>0 dBu </text:span><text:span text:style-name="T59">= 0 dBm </text:span><text:span text:style-name="T15">= 0.775 V rms which corresponds to a reference level of </text:span><text:span text:style-name="T71">-2.2 dBV</text:span><text:span text:style-name="T15">.<text:line-break/></text:span><text:span text:style-name="T124">Conversely, for RF with a 50 Ω load, 0 dBm </text:span><text:span text:style-name="T125">equates</text:span><text:span text:style-name="T124"> approximately 0.224 volts:</text:span><text:span text:style-name="T117"><text:line-break/> <text:s/>0 dBm</text:span><text:span text:style-name="T58"> </text:span><text:span text:style-name="T59">= 0.224</text:span><text:span text:style-name="T126"> </text:span><text:span text:style-name="T59">V </text:span><text:span text:style-name="T58">corresponds to a reference level of </text:span><text:span text:style-name="T72">-13 dBV</text:span><text:span text:style-name="T58">.<text:line-break/></text:span><text:span text:style-name="Absatz-Standardschriftart"><text:span text:style-name="T15">The </text:span></text:span><text:span text:style-name="Absatz-Standardschriftart"><text:span text:style-name="T75">Minimum magnitude</text:span></text:span><text:span text:style-name="Absatz-Standardschriftart"><text:span text:style-name="T15"> setting hides the noise floor and calms the display; <text:line-break/>all spectral components below this level are not displayed.<text:line-break/></text:span></text:span><text:span text:style-name="Absatz-Standardschriftart"><text:span text:style-name="T60">The </text:span></text:span><text:span text:style-name="Absatz-Standardschriftart"><text:span text:style-name="T77">Power</text:span></text:span><text:span text:style-name="Absatz-Standardschriftart"><text:span text:style-name="T60"> setting allows to define a </text:span></text:span><text:span text:style-name="Absatz-Standardschriftart"><text:span text:style-name="T61">(dummy) </text:span></text:span><text:span text:style-name="Absatz-Standardschriftart"><text:span text:style-name="T60">load resistance </text:span></text:span><text:span text:style-name="Absatz-Standardschriftart"><text:span text:style-name="T61">of 1..1000 </text:span></text:span><text:span text:style-name="Absatz-Standardschriftart"><text:span text:style-name="T122">Ω</text:span></text:span><text:span text:style-name="Absatz-Standardschriftart"><text:span text:style-name="T60"> for which the </text:span></text:span><text:span text:style-name="Absatz-Standardschriftart"><text:span text:style-name="T74">power dissipation</text:span></text:span><text:span text:style-name="Absatz-Standardschriftart"><text:span text:style-name="T60"> of the measured voltage</text:span></text:span><text:span text:style-name="Absatz-Standardschriftart"><text:span text:style-name="T61">s</text:span></text:span><text:span text:style-name="Absatz-Standardschriftart"><text:span text:style-name="T60"> is determined </text:span></text:span><text:span text:style-name="Absatz-Standardschriftart"><text:span text:style-name="T61">( R = 0 disables the calculation).</text:span></text:span><text:span text:style-name="Absatz-Standardschriftart"><text:span text:style-name="T62"><text:line-break/></text:span></text:span><text:span text:style-name="Absatz-Standardschriftart"><text:span text:style-name="T64">Also t</text:span></text:span><text:span text:style-name="Absatz-Standardschriftart"><text:span text:style-name="T62">he </text:span></text:span><text:span text:style-name="Absatz-Standardschriftart"><text:span text:style-name="T78">THD</text:span></text:span><text:span text:style-name="Absatz-Standardschriftart"><text:span text:style-name="T62"> of the signal can be </text:span></text:span><text:span text:style-name="Absatz-Standardschriftart"><text:span text:style-name="T64">shown </text:span></text:span><text:span text:style-name="Absatz-Standardschriftart"><text:span text:style-name="T62">optionally </text:span></text:span><text:span text:style-name="Absatz-Standardschriftart"><text:span text:style-name="T67">(only useful for harmonic signals)</text:span></text:span><text:span text:style-name="Absatz-Standardschriftart"><text:span text:style-name="T62">.<text:line-break/>Calculation: <text:s/></text:span></text:span><text:span text:style-name="Absatz-Standardschriftart"><text:span text:style-name="T237">THD = sqrt( power of all harmonics / power of fundam</text:span></text:span><text:span text:style-name="Absatz-Standardschriftart"><text:span text:style-name="T238">e</text:span></text:span><text:span text:style-name="Absatz-Standardschriftart"><text:span text:style-name="T237">ntal )</text:span></text:span></text:p>
      <text:h text:style-name="P96" text:outline-level="3"><text:bookmark-start text:name="__RefHeading___Toc2053_515843379"/>Zoom <text:span text:style-name="T239">F</text:span>unction<text:bookmark-end text:name="__RefHeading___Toc2053_515843379"/></text:h>
      <text:p text:style-name="P65"/>
      <text:h text:style-name="P110"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ext:bookmark-start text:name="__RefHeading___Toc2055_515843379"/>The zoom function (magnifying glass <text:span text:style-name="T152">icon, shortcut key &lt;Z&gt;) opens</text:span> a <text:span text:style-name="T157">second </text:span>window below the main window with an enlarged time range corresponding to the distance between the markers (1 &amp; 2).<text:bookmark-end text:name="__RefHeading___Toc2055_515843379"/></text:h>
      <text:h text:style-name="P110" text:outline-level="1"/>
      <text:h text:style-name="P101" text:outline-level="1"><text:span text:style-name="Absatz-Standardschriftart"><text:span text:style-name="T199">New markers can be positioned by click and drag inside the (un-zoomed) trace window.</text:span></text:span></text:h>
      <text:h text:style-name="P101" text:outline-level="1"><text:span text:style-name="Absatz-Standardschriftart"><text:span text:style-name="T199">A &lt;double click&gt; (left) creates two markers close to each other with a distance of 10% of the screen width, thus defining a zoom rate of 10, &lt;ctrl double click&gt; defines zoom = 100.</text:span></text:span></text:h>
      <text:h text:style-name="P102" text:outline-level="1"><text:span text:style-name="Absatz-Standardschriftart"><text:span text:style-name="T224">The shift modifier centres the markers around the trigger point.</text:span></text:span></text:h>
      <text:h text:style-name="P111" text:outline-level="1">The &lt;scroll wheel&gt; moves both markers left / right, &lt;ctrl scroll wheel&gt; changes their distance.</text:h>
      <text:h text:style-name="P111" text:outline-level="1"/>
      <text:h text:style-name="P110" text:outline-level="1"><draw:frame draw:style-name="fr2" draw:name="Bild27" text:anchor-type="paragraph" svg:x="0cm" svg:y="0cm" svg:width="17cm" svg:height="13.384cm" draw:z-index="25"><draw:image xlink:href="Pictures/10000000000003D700000306B94C3D44CE5A7B2F.png" xlink:type="simple" xlink:show="embed" xlink:actuate="onLoad" draw:mime-type="image/png"/></draw:frame><draw:line text:anchor-type="paragraph" draw:z-index="26" draw:name="Form9" draw:style-name="gr5" draw:text-style-name="P138" svg:x1="6.968cm" svg:y1="6.332cm" svg:x2="1.422cm" svg:y2="7.279cm"><text:p/></draw:line><draw:line text:anchor-type="paragraph" draw:z-index="27" draw:name="Form10" draw:style-name="gr5" draw:text-style-name="P138" svg:x1="7.659cm" svg:y1="6.346cm" svg:x2="13.025cm" svg:y2="7.304cm"><text:p/></draw:line></text:h>
      <text:h text:style-name="P94" text:outline-level="3"><text:bookmark-start text:name="__RefHeading___Toc2057_515843379"/>Cursor Measurements <text:bookmark-end text:name="__RefHeading___Toc2057_515843379"/></text:h>
      <text:p text:style-name="P55"/>
      <text:p text:style-name="P41"><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52">icon, shortcut &lt;M&gt;</text:span>) allows to measure voltage or spectral amplitude as well as time or frequency intervals of one or more displayed tracks.</text:p>
      <text:p text:style-name="P42"/>
      <text:p text:style-name="P63"><text:span text:style-name="T1">Select the trace (e.g. SP1), set </text:span><text:span text:style-name="T96">it to </text:span><text:span text:style-name="T1">ON </text:span><text:span text:style-name="T96">(clicking on the ON/OFF text toggles its state)</text:span><text:span text:style-name="T1"> and draw a </text:span><text:span text:style-name="T91">(yellow) </text:span><text:span text:style-name="T1">rectangle (red circle) </text:span><text:span text:style-name="T92">to measure e.g. frequency and magnitude difference.</text:span></text:p>
      <text:p text:style-name="P43"/>
      <text:p text:style-name="P64"><text:span text:style-name="T1">You can </text:span><text:span text:style-name="T93">also </text:span><text:span text:style-name="T1">draw </text:span><text:span text:style-name="T93">another</text:span><text:span text:style-name="T1"> </text:span><text:span text:style-name="T91">(blue) </text:span><text:span text:style-name="T1">rectangle (</text:span><text:span text:style-name="T93">purple circle) </text:span><text:span text:style-name="T94">to measure</text:span><text:span text:style-name="T93"> a different trace.</text:span></text:p>
      <text:p text:style-name="P44"/>
      <text:p text:style-name="P56"><draw:frame draw:style-name="fr5" draw:name="Bild25" text:anchor-type="paragraph" svg:x="0cm" svg:y="-0.062cm" svg:width="17cm" svg:height="13.384cm" draw:z-index="2"><draw:image xlink:href="Pictures/10000000000003D7000003068649AFF549CCD02D.png" xlink:type="simple" xlink:show="embed" xlink:actuate="onLoad" draw:mime-type="image/png"/></draw:frame><draw:custom-shape text:anchor-type="paragraph" draw:z-index="19" draw:name="Form5" draw:style-name="gr9" draw:text-style-name="P137"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40"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37"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37"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91" text:outline-level="2"/>
      <text:h text:style-name="P94" text:outline-level="3"><text:bookmark-start text:name="__RefHeading___Toc2059_515843379"/>Settings<text:bookmark-end text:name="__RefHeading___Toc2059_515843379"/></text:h>
      <text:h text:style-name="P126" text:outline-level="2"><draw:frame draw:style-name="fr10" draw:name="Bild16" text:anchor-type="paragraph" svg:x="7.982cm" svg:y="-0.028cm" svg:width="9.151cm" svg:height="7.078cm" draw:z-index="53"><draw:image xlink:href="Pictures/100000000000034F0000028F14441A55C18E122F.png" xlink:type="simple" xlink:show="embed" xlink:actuate="onLoad" draw:mime-type="image/png"/></draw:frame>The program<text:span text:style-name="T217"> </text:span><text:span text:style-name="T220">behaviour </text:span>can be <text:span text:style-name="T215">chosen</text:span> in Oscilloscope / Settings / Scope menu:</text:h>
      <text:h text:style-name="P128" text:outline-level="2"><text:span text:style-name="T133">Horizontal</text:span><text:line-break/>If you want to measure very slow signals the <text:span text:style-name="T141">slowest</text:span><text:span text:style-name="T133"> </text:span><text:span text:style-name="T141">possible </text:span><text:span text:style-name="T133">timebase</text:span> can be increased <text:span text:style-name="T216">up </text:span>to 1<text:span text:style-name="T225">0</text:span> s/div (this shows 10<text:span text:style-name="T225">0</text:span> s on the screen).<text:line-break/><text:span text:style-name="T221">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30" text:outline-level="2">Graph</text:h>
      <text:h text:style-name="P131" text:outline-level="2"><text:span text:style-name="T141">Interpolation</text:span><text:span text:style-name="T221"> mode can be either </text:span><text:span text:style-name="T218">Off,</text:span><text:span text:style-name="T168"> </text:span><text:span text:style-name="T218">Linear, </text:span><text:span text:style-name="T219">Step or Sinc</text:span><text:span text:style-name="T168"> </text:span>:<text:line-break/>- <text:span text:style-name="T140">Off</text:span><text:span text:style-name="T156"> </text:span><text:span text:style-name="T168">displays only the real sampled points, difficult to detect with fast time base.<text:line-break/>- </text:span><text:span text:style-name="T140">Linear</text:span><text:span text:style-name="T168"> connects these points by straight lines, showing an continuous time curve.<text:line-break/>- </text:span><text:span text:style-name="T145">Step</text:span><text:span text:style-name="T168"> connects the points by steps, making it easier to see the real samples values.<text:line-break/>- </text:span><text:span text:style-name="T145">Sinc</text:span><text:span text:style-name="T168"> interpolates with a bandlimited rounded curve if too few values are on screen, </text:span><text:span text:style-name="T252">else linear.</text:span><text:span text:style-name="T168"> </text:span><text:span text:style-name="T252">It uses the simple heuristic: 'displayed values' &lt; 'screen width in pixels'. </text:span></text:h>
      <text:h text:style-name="P132" text:outline-level="2"><text:bookmark-start text:name="__RefHeading___Toc2073_515843379"/><text:span text:style-name="T133">Digital phosphor depth</text:span> defines the numbers of fading previous traces on the screen.<text:bookmark-end text:name="__RefHeading___Toc2073_515843379"/></text:h>
      <text:h text:style-name="P133" text:outline-level="2"><text:span text:style-name="T133">Export zoomed screen in double height</text:span> is applied to exported hardcopy images as shown on the next page.</text:h>
      <text:h text:style-name="P133" text:outline-level="2"><text:span text:style-name="T133">Measurement</text:span> cursors <text:span text:style-name="T133">position</text:span> can be either left or right of the scope's screen.</text:h>
      <text:h text:style-name="P127" text:outline-level="2">The program <text:span text:style-name="T138">Configuration</text:span> can be <text:span text:style-name="T215">chosen</text:span> in Oscilloscope / Settings / Scope menu:</text:h>
      <text:h text:style-name="P129" text:outline-level="2">The scope settings are automatically saved between sessions - for each unit individually based on the serial number. Automatic <text:span text:style-name="T133">saving </text:span><text:span text:style-name="T144">on exit</text:span><text:span text:style-name="T241"> </text:span>can be deactivated, e.g. to always start with a predefined setup.</text:h>
      <text:h text:style-name="P129" text:outline-level="2">It is also possible to discard all user settings and <text:span text:style-name="T222">restart </text:span>the <text:span text:style-name="T222">next time with </text:span><text:span text:style-name="T133">default settings.</text:span></text:h>
      <text:h text:style-name="P134" text:outline-level="2">If you have modified the HW of the scope to support <text:span text:style-name="T133">AC coupling</text:span> <text:span text:style-name="T226">(see detailed info in the Help menu)</text:span>, <text:span text:style-name="T226">tick the box</text:span> here to use this function <text:span text:style-name="T226">after the next restart</text:span>.</text:h>
      <text:h text:style-name="P94" text:outline-level="3"><text:bookmark-start text:name="__RefHeading___Toc2075_515843379"/>Data Export<text:bookmark-end text:name="__RefHeading___Toc2075_515843379"/></text:h>
      <text:p text:style-name="P45"><draw:frame draw:style-name="fr9" draw:name="Bild28" text:anchor-type="paragraph" svg:x="-0.083cm" svg:y="0.175cm" svg:width="4.337cm" svg:height="4.895cm" draw:z-index="49"><draw:image xlink:href="Pictures/10000000000000A4000000B90EE52E435127C582.png" xlink:type="simple" xlink:show="embed" xlink:actuate="onLoad" draw:mime-type="image/png"/></draw:frame>T<text:span text:style-name="T132">he </text:span><text:span text:style-name="T134">Export CSV</text:span><text:span text:style-name="T132"> function allows to store the measured samples and the resulting spectral values as a *.csv file (comma separated values). </text:span></text:p>
      <text:p text:style-name="P41">All 20000 voltage samples as well as all 10001 calculated spectral components of all active channels are stored. </text:p>
      <text:p text:style-name="P46"><draw:frame draw:style-name="fr8" draw:name="Bild30" text:anchor-type="paragraph" svg:x="11.003cm" svg:y="0.282cm" svg:width="5.932cm" svg:height="2.565cm" draw:z-index="28"><draw:image xlink:href="Pictures/100000000000011A0000007AFBF316EBC6587EFD.png" xlink:type="simple" xlink:show="embed" xlink:actuate="onLoad" draw:mime-type="image/png"/></draw:frame>The values are stored <text:span text:style-name="T148">as<text:line-break/></text:span>SI basic units: <text:line-break/>seconds, volts, hertz and dB.</text:p>
      <text:p text:style-name="P45">The <text:span text:style-name="T146">field </text:span>separator, usually a comma, is automatically <text:span text:style-name="T123">changed to a semicolon</text:span> for countries where the comma is used as <text:span text:style-name="T104">the</text:span> decimal separator, e.g. Germany.</text:p>
      <text:p text:style-name="P53"><text:span text:style-name="T133">Export JSON</text:span> stores the samples in JSON format with the same SI basic units as above.</text:p>
      <text:p text:style-name="P47"><draw:frame draw:style-name="fr7" draw:name="Bild43" text:anchor-type="paragraph" svg:x="10.749cm" svg:y="0.034cm" svg:width="6.156cm" svg:height="4.63cm" draw:z-index="42"><draw:image xlink:href="Pictures/10000000000003D0000002DED7D52FEEA92E3ECB.png" xlink:type="simple" xlink:show="embed" xlink:actuate="onLoad" draw:mime-type="image/png"/></draw:frame></text:p>
      <text:p text:style-name="P47"><text:span text:style-name="T147">The </text:span><text:span text:style-name="T137">Screenshot ..</text:span><text:span text:style-name="T147"> function captures the program window as a *.png picture (*.jpg is also possible) or a *.pdf file.</text:span></text:p>
      <text:p text:style-name="P54"><text:span text:style-name="T133">Screenshot</text:span> stores as <text:span text:style-name="T247">&lt;DATE&gt;_&lt;TIME&gt;</text:span>.png without asking.</text:p>
      <text:p text:style-name="P50"/>
      <text:p text:style-name="P49"><draw:frame draw:style-name="fr7" draw:name="Bild19" text:anchor-type="paragraph" svg:x="11.763cm" svg:y="0.526cm" svg:width="5.078cm" svg:height="9.488cm" draw:z-index="41"><draw:image xlink:href="Pictures/10000000000002D800000550B1005F8BBA198052.png" xlink:type="simple" xlink:show="embed" xlink:actuate="onLoad" draw:mime-type="image/png"/></draw:frame></text:p>
      <text:p text:style-name="P49">The <text:span text:style-name="T133">Hardcopy ..</text:span> function creates an image/<text:span text:style-name="T214">pdf</text:span> of the scope screen in printer<text:span text:style-name="T147"> colors </text:span>th<text:span text:style-name="T214">at</text:span> <text:span text:style-name="T214">are optimized for print on paper; Hardcopy stores as &lt;DATE&gt;_&lt;TIME&gt;.png without asking. </text:span></text:p>
      <text:p text:style-name="P48"><draw:frame draw:style-name="fr6" draw:name="Bild2" text:anchor-type="paragraph" svg:x="0.106cm" svg:y="0.335cm" svg:width="5.159cm" svg:height="4.819cm" draw:z-index="40"><draw:image xlink:href="Pictures/10000000000002D8000002A8E3F10CCF6CDB9DC9.png" xlink:type="simple" xlink:show="embed" xlink:actuate="onLoad" draw:mime-type="image/png"/></draw:frame></text:p>
      <text:p text:style-name="P48"/>
      <text:p text:style-name="P52">A zoomed screen is scaled to double height, configuration: Oscilloscope/Settings/Scope</text:p>
      <text:p text:style-name="P48"/>
      <text:p text:style-name="P48"/>
      <text:p text:style-name="P51"/>
      <text:p text:style-name="P51"/>
      <text:p text:style-name="P51"/>
      <text:p text:style-name="P51"><text:span text:style-name="T147">The </text:span><text:span text:style-name="T135">Print ..</text:span><text:span text:style-name="T147"> function sends the hardcopy screen content to the printer in pdf format.</text:span></text:p>
      <text:h text:style-name="P89" text:outline-level="1"><text:bookmark-start text:name="__RefHeading___Toc2077_515843379"/>Appearance<text:bookmark-end text:name="__RefHeading___Toc2077_515843379"/></text:h>
      <text:h text:style-name="P112" text:outline-level="1"/>
      <text:h text:style-name="P113" text:outline-level="1"><text:bookmark-start text:name="__RefHeading___Toc2079_515843379"/>OpenHantek<text:span text:style-name="T187">6022</text:span> provides translations for <text:span text:style-name="T249">Chinese, </text:span>French, German, Italian, <text:span text:style-name="T244">Polish, </text:span>Portuguese, <text:span text:style-name="T212">Russian</text:span> <text:span text:style-name="T200">and Spanish</text:span>. The <text:span text:style-name="T249">Chinese, French, </text:span>German, <text:span text:style-name="T244">Polish, Russian and Spanish</text:span> translation<text:span text:style-name="T200">s</text:span> <text:span text:style-name="T200">are</text:span> complete, the other languages are <text:span text:style-name="T254">almost complete</text:span>. <text:span text:style-name="T249">The translations were </text:span><text:span text:style-name="T254">provided and </text:span><text:span text:style-name="T249">c</text:span><text:span text:style-name="T254">hecked</text:span><text:span text:style-name="T249"> by native speakers. Volunteers for other languages are welcome!</text:span><text:bookmark-end text:name="__RefHeading___Toc2079_515843379"/></text:h>
      <text:h text:style-name="P114" text:outline-level="1"><text:bookmark-start text:name="__RefHeading___Toc2081_515843379"/>OpenHantek<text:span text:style-name="T187">6022</text:span> automatically adapts to the used light or dark system <text:span text:style-name="T255">or user</text:span> theme.<text:bookmark-end text:name="__RefHeading___Toc2081_515843379"/></text:h>
      <text:h text:style-name="P114"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14" text:outline-level="1"/>
      <text:h text:style-name="P114" text:outline-level="1"><draw:frame draw:style-name="fr5" draw:name="Bild38" text:anchor-type="paragraph" svg:x="3.346cm" svg:y="0.109cm" svg:width="10.502cm" svg:height="7.742cm" draw:z-index="39"><draw:image xlink:href="Pictures/100000000000041A000003068A325CE0F0F199C5.png" xlink:type="simple" xlink:show="embed" xlink:actuate="onLoad" draw:mime-type="image/png"/></draw:frame></text:h>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5" text:outline-level="1"/>
      <text:h text:style-name="P116" text:outline-level="1"><draw:frame draw:style-name="fr1" draw:name="Bild21" text:anchor-type="paragraph" svg:x="7.392cm" svg:y="-0.03cm" svg:width="9.719cm" svg:height="7.516cm" draw:z-index="54"><draw:image xlink:href="Pictures/100000000000034C00000264A19CFE733E0B3F4C.png" xlink:type="simple" xlink:show="embed" xlink:actuate="onLoad" draw:mime-type="image/png"/></draw:frame><text:bookmark-start text:name="__RefHeading___Toc2083_515843379"/>The colors of the tr<text:span text:style-name="T186">aces</text:span> on the screen as well as the exported <text:span text:style-name="T186">png </text:span>/ p<text:span text:style-name="T186">df</text:span> documents can be adjusted individually in the <text:span text:style-name="T186">menu</text:span> <text:line-break/><text:span text:style-name="T186">Oscilloscope / Settings / C</text:span>olor<text:span text:style-name="T186">s</text:span>.<text:bookmark-end text:name="__RefHeading___Toc2083_515843379"/></text:h>
      <text:h text:style-name="P117" text:outline-level="1">You can <text:span text:style-name="T248">also </text:span>select <text:span text:style-name="T133">Fusion style</text:span> instead of the <text:span text:style-name="T248">system theme style, active after next restart. Especially on Linux systems Fusion gives a more compact window that fits perfectly on smaller screens, e.g. HD1280x720 of older Laptops.</text:span></text:h>
      <text:h text:style-name="P124" text:outline-level="1">It <text:span text:style-name="T255">is </text:span>possible to select an <text:span text:style-name="T188">Auto</text:span> (=System), <text:span text:style-name="T188">Light</text:span> or <text:span text:style-name="T188">Dark</text:span> <text:span text:style-name="T133">Theme</text:span>, <text:span text:style-name="T248">active after next restart.</text:span></text:h>
      <text:h text:style-name="P118" text:outline-level="2"><text:span text:style-name="T139">F</text:span><text:span text:style-name="T133">ont size</text:span><text:span text:style-name="T217"> can be set from 6 to 24 point after next restart (default = 10). This setting allows to scale the text and widgets to adapt for different screen sizes and dpi values.</text:span></text:h>
      <text:h text:style-name="P88" text:outline-level="1">Command <text:span text:style-name="T239">L</text:span>ine <text:span text:style-name="T239">O</text:span>ptions</text:h>
      <text:p text:style-name="P59">OpenHantek6022 offers <text:span text:style-name="T229">these</text:span> command line options:</text:p>
      <text:p text:style-name="P75">Usage: ./OpenHantek [options]</text:p>
      <text:p text:style-name="P75"/>
      <text:p text:style-name="P75">Options:</text:p>
      <text:p text:style-name="P75"><text:s/>-h, --help <text:s text:c="17"/>Displays this help.</text:p>
      <text:p text:style-name="P75"><text:s/>-v, --version <text:s text:c="14"/>Displays version information.</text:p>
      <text:p text:style-name="P75"><text:s/>-d, --demoMode <text:s text:c="13"/>Demo mode without scope HW</text:p>
      <text:p text:style-name="P75"><text:s/>-e, --useGLES <text:s text:c="14"/>Use OpenGL ES instead of OpenGL</text:p>
      <text:p text:style-name="P75"><text:s/>--useGLSL120 <text:s text:c="15"/>Force OpenGL SL version 1.20</text:p>
      <text:p text:style-name="P75"><text:s/>--useGLSL150 <text:s text:c="15"/>Force OpenGL SL version 1.50</text:p>
      <text:p text:style-name="P75"><text:s/>-i, --international <text:s text:c="8"/>Show the international interface, do not</text:p>
      <text:p text:style-name="P75"><text:s text:c="29"/>translate</text:p>
      <text:p text:style-name="P75"><text:s/>-f, --font &lt;Font&gt; <text:s text:c="10"/>Define the system font</text:p>
      <text:p text:style-name="P78"><text:s/>-s, --size &lt;Size&gt; <text:s text:c="10"/>Set the font size (default=10, 0: automatic from dpi)</text:p>
      <text:p text:style-name="P76"><text:s/>-c, --condensed &lt;Condensed&gt; Set the font condensed value (default = 87)</text:p>
      <text:p text:style-name="P75"><text:s/>--resetSettings <text:s text:c="12"/>Reset persistent settings, start with default</text:p>
      <text:p text:style-name="P79"><text:s/>--verbose &lt;Level&gt; <text:s text:c="10"/>Verbose tracing of program startup, ui and <text:span text:style-name="T245">processing</text:span></text:p>
      <text:p text:style-name="P75"/>
      <text:p text:style-name="P61">The –use… options allow to force a different OpenGL version than the automatically detected (e.g. in case of display artifacts).</text:p>
      <text:p text:style-name="P62">The font setting options allow to adapt <text:span text:style-name="T240">the appearance for very small and very big screens, the widgets will be scaled accordingly. The font size is also available from the <text:s/>settings menu.</text:span></text:p>
      <text:p text:style-name="P70">The verbose setting allows to trace the program startup/shutdow, the user interaction and the processing with increasing details, <text:span text:style-name="T246">output goes to stderr</text:span>: 0: quiet; 1,2: startup <text:s/><text:span text:style-name="T246">and </text:span>shutdown; 3,4: <text:span text:style-name="T246">+</text:span>user interaction; 5,6: <text:span text:style-name="T246">+</text:span>data processing (lot of output!).</text:p>
      <text:h text:style-name="P82" text:outline-level="1">Tips and Tricks for the Experienced User</text:h>
      <text:h text:style-name="P135" text:outline-level="1">Under Linux the program <text:span text:style-name="T198">tries to get</text:span> a higher <text:span text:style-name="T198">real-time </text:span>priority to <text:span text:style-name="T197">yield</text:span> a <text:span text:style-name="T198">slightly</text:span> better USB allocation, especially at high sampling rates (30 MS/s for one channel, 15MS/s for two channels). To make this possible, the user must be a member of a real-time group. <text:s/>This could be <text:span text:style-name="T240">e.g. the group </text:span><text:span text:style-name="T188">audio</text:span>, if you are performing professional audio processing with JACK. </text:h>
      <text:p text:style-name="P71"><text:span text:style-name="T192"><text:s text:c="4"/></text:span><text:span text:style-name="T193">1.</text:span><text:span text:style-name="T192"> </text:span><text:span text:style-name="T193">set</text:span><text:span text:style-name="T192"> </text:span><text:span text:style-name="T193">limits</text:span><text:span text:style-name="T192"> </text:span><text:span text:style-name="T193">in</text:span><text:span text:style-name="T192"> </text:span><text:span text:style-name="T193">/etc/security/limits.d:</text:span></text:p>
      <text:p text:style-name="P71"><text:span text:style-name="T192"><text:s text:c="7"/></text:span><text:span text:style-name="T193">@audio</text:span><text:span text:style-name="T192"> </text:span><text:span text:style-name="T193">-</text:span><text:span text:style-name="T192"> </text:span><text:span text:style-name="T193">rtprio</text:span><text:span text:style-name="T192"> </text:span><text:span text:style-name="T193">9</text:span><text:span text:style-name="T196">0</text:span></text:p>
      <text:p text:style-name="P71"><text:span text:style-name="T192"><text:s text:c="4"/></text:span><text:span text:style-name="T193">2.</text:span><text:span text:style-name="T192"> </text:span><text:span text:style-name="T193">add</text:span><text:span text:style-name="T192"> </text:span><text:span text:style-name="T193">user</text:span><text:span text:style-name="T192"> </text:span><text:span text:style-name="T193">to</text:span><text:span text:style-name="T192"> </text:span><text:span text:style-name="T193">the</text:span><text:span text:style-name="T192"> </text:span><text:span text:style-name="T193">group,</text:span><text:span text:style-name="T192"> </text:span><text:span text:style-name="T193">e.g.</text:span><text:span text:style-name="T192"> </text:span><text:span text:style-name="T193">audio:</text:span></text:p>
      <text:p text:style-name="P74"><text:span text:style-name="T192"><text:s text:c="7"/></text:span><text:span text:style-name="T193">usermod</text:span><text:span text:style-name="T192"> </text:span><text:span text:style-name="T193">-a</text:span><text:span text:style-name="T192"> </text:span><text:span text:style-name="T193">-G</text:span><text:span text:style-name="T192"> </text:span><text:span text:style-name="T193">audio</text:span><text:span text:style-name="T192"> </text:span><text:span text:style-name="T193">&lt;</text:span><text:span text:style-name="T195">your_</text:span><text:span text:style-name="T193">user_name&gt;</text:span></text:p>
      <text:h text:style-name="P135" text:outline-level="1">But you can also set the limits for your user only:</text:h>
      <text:p text:style-name="P72"><text:span text:style-name="T192"><text:s text:c="4"/></text:span><text:span text:style-name="T193">1.</text:span><text:span text:style-name="T192"> </text:span><text:span text:style-name="T193">set</text:span><text:span text:style-name="T192"> </text:span><text:span text:style-name="T193">limits</text:span><text:span text:style-name="T192"> </text:span><text:span text:style-name="T193">in</text:span><text:span text:style-name="T192"> </text:span><text:span text:style-name="T193">/etc/security/limits.d:</text:span></text:p>
      <text:p text:style-name="P73"><text:span text:style-name="T192"><text:s text:c="7"/></text:span><text:span text:style-name="T194">&lt;</text:span><text:span text:style-name="T195">your_</text:span><text:span text:style-name="T194">user_name&gt;</text:span><text:span text:style-name="T192"> </text:span><text:span text:style-name="T193">-</text:span><text:span text:style-name="T192"> </text:span><text:span text:style-name="T193">rtprio</text:span><text:span text:style-name="T192"> </text:span><text:span text:style-name="T193">9</text:span><text:span text:style-name="T196">0</text:span></text:p>
      <text:h text:style-name="P81" text:outline-level="1"/>
      <text:p text:style-name="P26"><text:span text:style-name="T251">These settings work best when you're using a realtime-kernel, e.g. the debian package </text:span><text:span text:style-name="T129">linux-image-rt-amd64</text:span><text:span text:style-name="T127">. But also the recent standard kernels allow to set higher priority and better scheduling </text:span><text:span text:style-name="T128">if enabled for your user.</text:span></text:p>
      <text:p text:style-name="P26"/>
      <text:h text:style-name="P85" text:outline-level="1"><text:bookmark-start text:name="__RefHeading___Toc2085_515843379"/>Hantek6022 Analog Front End (One Channel)<text:bookmark-end text:name="__RefHeading___Toc2085_515843379"/></text:h>
      <text:p text:style-name="P1"><text:span text:style-name="Absatz-Standardschriftart"><text:span text:style-name="T95"/></text:span></text:p>
      <text:h text:style-name="P83" text:outline-level="1"><draw:frame draw:style-name="fr4" draw:name="Bild15" text:anchor-type="paragraph" svg:x="0.079cm" svg:y="0.407cm" svg:width="17cm" style:rel-width="scale" svg:height="8.983cm" style:rel-height="scale" draw:z-index="6"><draw:image xlink:href="Pictures/1000000000000538000002C2320D70743AB8B24C.jpg" xlink:type="simple" xlink:show="embed" xlink:actuate="onLoad" draw:mime-type="image/jpeg"/></draw:frame></text:h>
      <text:h text:style-name="P83" text:outline-level="1"/>
      <text:h text:style-name="P84"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19" text:outline-level="1"><text:bookmark-start text:name="__RefHeading___Toc2087_515843379"/>The input signal V<text:span text:style-name="T183">in</text:span> is divided 1:10 by a frequency compensated resistors R27/17 and R31/21. Clamping diode A7 limits V<text:span text:style-name="T183">e</text:span> to ±5 V <text:span text:style-name="T153">(equates Vin = ±50 V). U11/7 together with the analog multiplexer amplifies V</text:span><text:span text:style-name="T185">e</text:span><text:span text:style-name="T153"> by 1X, 2X, 5X or 10X (Vout). </text:span><text:bookmark-end text:name="__RefHeading___Toc2087_515843379"/></text:h>
      <text:h text:style-name="P120" text:outline-level="1"><draw:frame draw:style-name="fr3"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183">out</text:span> is fed into the ADC AD9288 that measures the difference between A<text:span text:style-name="T183">in</text:span> and /A<text:span text:style-name="T183">in</text:span> and converts the difference input voltage range -512 mV .. +512 mV <text:line-break/>into digital values 0x00 .. 0xFF (0 V equates 0x80). <text:bookmark-end text:name="__RefHeading___Toc2089_515843379"/></text:h>
      <text:h text:style-name="P121" text:outline-level="1"><text:bookmark-start text:name="__RefHeading___Toc2091_515843379"/>Unfortunately Hantek decided to operate the ADC far out of spec with a common mode voltage V<text:span text:style-name="T183">c</text:span> = 0 V, which is contrary to the data sheet requirement for the common mode voltage:<text:bookmark-end text:name="__RefHeading___Toc2091_515843379"/></text:h>
      <text:h text:style-name="P125" text:outline-level="1"><text:bookmark-start text:name="__RefHeading___Toc2093_515843379"/><text:tab/>V<text:span text:style-name="T183">c</text:span> = 0.3 x V<text:span text:style-name="T183">d</text:span> – 0.2 V .. 0.3 x V<text:span text:style-name="T183">d</text:span> + 0.2 V, <text:line-break/><text:tab/>with V<text:span text:style-name="T183">d</text:span> = 3 V → <text:span text:style-name="T155">V</text:span><text:span text:style-name="T184">c</text:span><text:span text:style-name="T155"> = 2.7 V .. 3.1 V</text:span> <text:bookmark-end text:name="__RefHeading___Toc2093_515843379"/></text:h>
      <text:h text:style-name="P122" text:outline-level="1">Probably due to this misdesign the first 1000..1500 samples <text:span text:style-name="T154">of a measured block </text:span>are unstable, OpenHantek6022 bypasses this behavior by sampling more values and dropping the first ~2000.</text:h>
      <text:h text:style-name="P123" text:outline-level="1">Another bad design decision by Hantek was that the oscilloscope does not support AC coupling of input signals – <text:span text:style-name="T232">but you can</text:span> modify the hardware <text:span text:style-name="T232">y</text:span>ourself.<text:line-break/>A <text:span text:style-name="T232">short </text:span><text:span text:style-name="T191">AC modification</text:span><text:span text:style-name="T232"> howto </text:span>is available via the Help menu or from github:</text:h>
      <text:p text:style-name="P69"><text:a xlink:type="simple" xlink:href="https://github.com/OpenHantek/OpenHantek6022/blob/main/docs/HANTEK6022_AC_Modification.pdf" text:style-name="Internet_20_link" text:visited-style-name="Visited_20_Internet_20_Link"><text:span text:style-name="T227">https://github.com/OpenHantek/OpenHantek6022/blob/main/docs/HANTEK6022_AC_Modification.pdf</text:span></text:a></text:p>
      <text:p text:style-name="P77"><text:s/></text:p>
      <text:h text:style-name="P85" text:outline-level="1"><text:bookmark-start text:name="__RefHeading___Toc2097_515843379"/>Hantek6022 Digital Back End<text:bookmark-end text:name="__RefHeading___Toc2097_515843379"/></text:h>
      <text:p text:style-name="P1"><text:span text:style-name="Absatz-Standardschriftart"><text:span text:style-name="T95"/></text:span></text:p>
      <text:p text:style-name="P1"><draw:frame draw:style-name="fr2" draw:name="Bild1" text:anchor-type="paragraph" svg:x="0cm" svg:y="0cm" svg:width="17cm" svg:height="12.023cm" draw:z-index="45"><draw:image xlink:href="Pictures/1000020100000694000004A7569280D949A92728.png" xlink:type="simple" xlink:show="embed" xlink:actuate="onLoad" draw:mime-type="image/png"/></draw:frame><text:span text:style-name="Absatz-Standardschriftart"><text:span text:style-name="T95"/></text:span></text:p>
      <text:p text:style-name="P3"><text:span text:style-name="Absatz-Standardschriftart"><text:span text:style-name="T24"/></text:span></text:p>
      <text:p text:style-name="P3"><text:span text:style-name="Absatz-Standardschriftart"><text:span text:style-name="T54">The </text:span></text:span><text:span text:style-name="Absatz-Standardschriftart"><text:span text:style-name="T24">Hantek6022 (BE &amp; BL) </text:span></text:span><text:span text:style-name="Absatz-Standardschriftart"><text:span text:style-name="T25">backend is</text:span></text:span><text:span text:style-name="Absatz-Standardschriftart"><text:span text:style-name="T24"> built around the </text:span></text:span><text:span text:style-name="Absatz-Standardschriftart"><text:span text:style-name="T26">EzUSB processor CY7C68013A </text:span></text:span><text:span text:style-name="Absatz-Standardschriftart"><text:span text:style-name="T24">that </text:span></text:span><text:span text:style-name="Absatz-Standardschriftart"><text:span text:style-name="T26">handles USB communication, ADC timing, front-end channel gain setting and </text:span></text:span><text:span text:style-name="Absatz-Standardschriftart"><text:span text:style-name="T54">also </text:span></text:span><text:span text:style-name="Absatz-Standardschriftart"><text:span text:style-name="T26">generates the calibration output signal. Hantek 6022BE and 6022BL (in </text:span></text:span><text:span text:style-name="Absatz-Standardschriftart"><text:span text:style-name="T27">s</text:span></text:span><text:span text:style-name="Absatz-Standardschriftart"><text:span text:style-name="T26">cope mode) differ slightly in the use of the processor p</text:span></text:span><text:span text:style-name="Absatz-Standardschriftart"><text:span text:style-name="T54">ins</text:span></text:span><text:span text:style-name="Absatz-Standardschriftart"><text:span text:style-name="T26"> </text:span></text:span><text:span text:style-name="Absatz-Standardschriftart"><text:span text:style-name="T54">(</text:span></text:span><text:span text:style-name="Absatz-Standardschriftart"><text:span text:style-name="T231">different BL pins in green</text:span></text:span><text:span text:style-name="Absatz-Standardschriftart"><text:span text:style-name="T54">)</text:span></text:span><text:span text:style-name="Absatz-Standardschriftart"><text:span text:style-name="T26">, but otherwise work identically.</text:span></text:span></text:p>
      <text:p text:style-name="P3"><text:span text:style-name="Absatz-Standardschriftart"><text:span text:style-name="T26"/></text:span></text:p>
      <text:p text:style-name="P3"><text:span text:style-name="Absatz-Standardschriftart"><text:span text:style-name="T26">EzUSB does not store the user firmware permanently in flash memory, it must be uploaded to RAM each time the unit is turned on. </text:span></text:span><text:span text:style-name="Absatz-Standardschriftart"><text:span text:style-name="T24">The program OpenHantek6022 checks if the correct firmware version is loaded. In case it detects no FW or a wrong FW version (e.g. because of using the scope with </text:span></text:span><text:span text:style-name="Absatz-Standardschriftart"><text:span text:style-name="T55">sigrok or </text:span></text:span><text:span text:style-name="Absatz-Standardschriftart"><text:span text:style-name="T24">the original Hantek software before) the correct firmware will be uploaded automatically. </text:span></text:span><text:span text:style-name="Absatz-Standardschriftart"><text:span text:style-name="T55">If no device is detected, disconnect / reconnect the USB plug.</text:span></text:span></text:p>
      <text:p text:style-name="P3"><text:span text:style-name="Absatz-Standardschriftart"><text:span text:style-name="T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1-12-13T18:42:56.505844225">2021-12-13</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1-12-13T18:42:56.374442992</dc:date>
    <meta:editing-duration>PT15H45M46S</meta:editing-duration>
    <meta:editing-cycles>88</meta:editing-cycles>
    <meta:generator>LibreOffice/7.0.4.2$Linux_X86_64 LibreOffice_project/00$Build-2</meta:generator>
    <meta:document-statistic meta:table-count="0" meta:image-count="42" meta:object-count="0" meta:page-count="17" meta:paragraph-count="206" meta:word-count="4524" meta:character-count="26834" meta:non-whitespace-character-count="22237"/>
  </office:meta>
</office:document-meta>
</file>